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355cm" fo:min-width="9.025cm"/>
    </style:style>
    <style:style style:name="gr2" style:family="graphic" style:parent-style-name="standard">
      <style:graphic-properties draw:textarea-horizontal-align="justify" draw:textarea-vertical-align="middle" draw:auto-grow-height="false" fo:min-height="3.36cm" fo:min-width="3.9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0.13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9cm" fo:min-width="1.3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9cm" fo:min-width="1.4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0.77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3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4.645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3.845cm"/>
    </style:style>
    <style:style style:name="gr14" style:family="graphic" style:parent-style-name="standard">
      <style:graphic-properties draw:textarea-horizontal-align="justify" draw:textarea-vertical-align="middle" draw:auto-grow-height="false" fo:min-height="3.86cm" fo:min-width="8.39cm"/>
    </style:style>
    <style:style style:name="gr15" style:family="graphic" style:parent-style-name="standard">
      <style:graphic-properties draw:textarea-horizontal-align="justify" draw:textarea-vertical-align="middle" draw:auto-grow-height="false" fo:min-height="2.29cm" fo:min-width="5.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3.87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2cm" fo:min-width="7.52cm"/>
    </style:style>
    <style:style style:name="gr19" style:family="graphic" style:parent-style-name="standard">
      <style:graphic-properties draw:textarea-horizontal-align="justify" draw:textarea-vertical-align="middle" draw:auto-grow-height="false" fo:min-height="3.76cm" fo:min-width="7.52cm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7.12cm"/>
    </style:style>
    <style:style style:name="gr21" style:family="graphic" style:parent-style-name="standard">
      <style:graphic-properties draw:textarea-horizontal-align="justify" draw:textarea-vertical-align="middle" draw:auto-grow-height="false" fo:min-height="3.56cm" fo:min-width="8.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2.81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807cm" fo:min-width="5.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26" style:family="graphic" style:parent-style-name="standard">
      <style:graphic-properties draw:textarea-horizontal-align="justify" draw:textarea-vertical-align="middle" draw:auto-grow-height="false" fo:min-height="0.385cm" fo:min-width="2.6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23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29cm" fo:min-width="4.745cm"/>
    </style:style>
    <style:style style:name="gr29" style:family="graphic" style:parent-style-name="standard">
      <style:graphic-properties draw:textarea-horizontal-align="justify" draw:textarea-vertical-align="middle" draw:auto-grow-height="false" fo:min-height="2.807cm" fo:min-width="4.745cm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1.40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06cm"/>
      <style:paragraph-properties style:writing-mode="lr-tb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1.612cm" fo:min-width="5.1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38" style:family="graphic" style:parent-style-name="standard">
      <style:graphic-properties draw:textarea-horizontal-align="justify" draw:textarea-vertical-align="middle" draw:auto-grow-height="false" fo:min-height="0.385cm" fo:min-width="2.0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6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41" style:family="graphic" style:parent-style-name="objectwithoutfill">
      <style:graphic-properties svg:stroke-color="#ff4000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3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28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46" style:family="graphic" style:parent-style-name="standard">
      <style:graphic-properties draw:textarea-horizontal-align="justify" draw:textarea-vertical-align="middle" draw:auto-grow-height="false" fo:min-height="3.56cm" fo:min-width="4.5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64cm" fo:min-width="4.81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cm"/>
      <style:paragraph-properties style:writing-mode="lr-tb"/>
    </style:style>
    <style:style style:name="pr1" style:family="presentation" style:parent-style-name="Default-subtitle">
      <style:graphic-properties draw:fill-color="#ffffff" fo:min-height="13.87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size-complex="2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text-align="center" style:writing-mode="lr-tb"/>
      <style:text-properties fo:font-size="12pt"/>
    </style:style>
    <style:style style:name="P12" style:family="paragraph"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  <style:text-properties fo:color="#ff4000" loext:opacity="100%"/>
    </style:style>
    <style:style style:name="P15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fo:font-weight="bold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frame draw:style-name="gr10" draw:text-style-name="P7" draw:layer="layout" svg:width="7.826cm" svg:height="3.806cm" svg:x="12.744cm" svg:y="7.217cm">
          <draw:text-box>
            <text:p/>
            <text:p>Las clausuras se realizan </text:p>
            <text:p>Al Ejecutar las subrutinas</text:p>
          </draw:text-box>
        </draw:frame>
        <draw:frame draw:style-name="gr11" draw:text-style-name="P8" draw:layer="layout" svg:width="15.145cm" svg:height="2.139cm" svg:x="11.67cm" svg:y="3.641cm">
          <draw:text-box>
            <text:p text:style-name="P1"><text:span text:style-name="T3">A</text:span><text:span text:style-name="T3">l</text:span><text:span text:style-name="T3">c</text:span><text:span text:style-name="T3">a</text:span><text:span text:style-name="T3">n</text:span><text:span text:style-name="T3">c</text:span><text:span text:style-name="T3">e</text:span><text:span text:style-name="T3"> </text:span><text:span text:style-name="T3">D</text:span><text:span text:style-name="T3">i</text:span><text:span text:style-name="T3">n</text:span><text:span text:style-name="T3">a</text:span><text:span text:style-name="T3">m</text:span><text:span text:style-name="T3">i</text:span><text:span text:style-name="T3">c</text:span><text:span text:style-name="T3">o</text:span><text:span text:style-name="T3"> </text:span><text:span text:style-name="T3">y</text:span></text:p>
            <text:p><text:span text:style-name="T3">C</text:span><text:span text:style-name="T3">l</text:span><text:span text:style-name="T3">a</text:span><text:span text:style-name="T3">u</text:span><text:span text:style-name="T3">s</text:span><text:span text:style-name="T3">u</text:span><text:span text:style-name="T3">r</text:span><text:span text:style-name="T3">a</text:span><text:span text:style-name="T3"> </text:span><text:span text:style-name="T3">c</text:span><text:span text:style-name="T3">o</text:span><text:span text:style-name="T3">n</text:span><text:span text:style-name="T3"> </text:span><text:span text:style-name="T3">A</text:span><text:span text:style-name="T3">s</text:span><text:span text:style-name="T3">o</text:span><text:span text:style-name="T3">c</text:span><text:span text:style-name="T3">i</text:span><text:span text:style-name="T3">a</text:span><text:span text:style-name="T3">c</text:span><text:span text:style-name="T3">i</text:span><text:span text:style-name="T3">o</text:span><text:span text:style-name="T3">n</text:span><text:span text:style-name="T3"> </text:span><text:span text:style-name="T3">S</text:span><text:span text:style-name="T3">u</text:span><text:span text:style-name="T3">p</text:span><text:span text:style-name="T3">e</text:span><text:span text:style-name="T3">r</text:span><text:span text:style-name="T3">f</text:span><text:span text:style-name="T3">i</text:span><text:span text:style-name="T3">c</text:span><text:span text:style-name="T3">i</text:span><text:span text:style-name="T3">a</text:span><text:span text:style-name="T3">l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3" draw:text-style-name="P1" draw:layer="layout" svg:width="4.345cm" svg:height="0.635cm" svg:x="1.07cm" svg:y="13.4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4" draw:text-style-name="P1" draw:layer="layout" svg:width="8.89cm" svg:height="4.11cm" svg:x="1.07cm" svg:y="3.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35cm" svg:height="2.54cm" svg:x="19.0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13.335cm">
          <draw:text-box>
            <text:p>k0</text:p>
          </draw:text-box>
        </draw:frame>
        <draw:frame draw:style-name="gr17" draw:text-style-name="P10" draw:layer="layout" svg:width="4.376cm" svg:height="2.621cm" svg:x="19.818cm" svg:y="12.619cm">
          <draw:text-box>
            <text:p><text:span text:style-name="T4">4 <text:s/></text:span><text:span text:style-name="T4"><text:s/></text:span><text:span text:style-name="T4">a: </text:span><text:span text:style-name="T4">7</text:span></text:p>
            <text:p><text:span text:style-name="T4">3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2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0 <text:s/></text:span><text:span text:style-name="T4"><text:s/></text:span><text:span text:style-name="T4">b: </text:span><text:span text:style-name="T4">3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5" draw:text-style-name="P1" draw:layer="layout" svg:width="6.35cm" svg:height="2.54cm" svg:x="19.0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13.335cm">
          <draw:text-box>
            <text:p>k0</text:p>
          </draw:text-box>
        </draw:frame>
        <draw:frame draw:style-name="gr17" draw:text-style-name="P10" draw:layer="layout" svg:width="4.376cm" svg:height="2.621cm" svg:x="19.818cm" svg:y="12.619cm">
          <draw:text-box>
            <text:p><text:span text:style-name="T4">4 <text:s/></text:span><text:span text:style-name="T4"><text:s/></text:span><text:span text:style-name="T4">a: </text:span><text:span text:style-name="T4">7</text:span></text:p>
            <text:p><text:span text:style-name="T4">3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2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0 <text:s/></text:span><text:span text:style-name="T4"><text:s/></text:span><text:span text:style-name="T4">b: </text:span><text:span text:style-name="T4">3</text:span></text:p>
          </draw:text-box>
        </draw:frame>
        <draw:custom-shape draw:style-name="gr18" draw:text-style-name="P1" draw:layer="layout" svg:width="8.02cm" svg:height="1.47cm" svg:x="1.905cm" svg:y="7.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5" draw:text-style-name="P1" draw:layer="layout" svg:width="6.35cm" svg:height="2.54cm" svg:x="19.0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13.335cm">
          <draw:text-box>
            <text:p>k0</text:p>
          </draw:text-box>
        </draw:frame>
        <draw:frame draw:style-name="gr17" draw:text-style-name="P10" draw:layer="layout" svg:width="4.376cm" svg:height="2.621cm" svg:x="19.818cm" svg:y="12.619cm">
          <draw:text-box>
            <text:p><text:span text:style-name="T4">4 <text:s/></text:span><text:span text:style-name="T4"><text:s/></text:span><text:span text:style-name="T4">a: </text:span><text:span text:style-name="T4">7</text:span></text:p>
            <text:p><text:span text:style-name="T4">3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2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0 <text:s/></text:span><text:span text:style-name="T4"><text:s/></text:span><text:span text:style-name="T4">b: </text:span><text:span text:style-name="T4">3</text:span></text:p>
          </draw:text-box>
        </draw:frame>
        <draw:custom-shape draw:style-name="gr19" draw:text-style-name="P1" draw:layer="layout" svg:width="8.02cm" svg:height="4.01cm" svg:x="0.97cm" svg:y="3.4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35cm" svg:height="2.54cm" svg:x="19.0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10.736cm">
          <draw:text-box>
            <text:p>k1</text:p>
          </draw:text-box>
        </draw:frame>
        <draw:frame draw:style-name="gr17" draw:text-style-name="P10" draw:layer="layout" svg:width="4.376cm" svg:height="2.621cm" svg:x="19.818cm" svg:y="10.02cm">
          <draw:text-box>
            <text:p><text:span text:style-name="T4">9 <text:s/></text:span><text:span text:style-name="T4"><text:s/></text:span><text:span text:style-name="T4">a: </text:span><text:span text:style-name="T4">7</text:span></text:p>
            <text:p><text:span text:style-name="T4">8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7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6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3</text:span></text:p>
            <text:p><text:span text:style-name="T4">5 <text:s/></text:span><text:span text:style-name="T4"><text:s/></text:span><text:span text:style-name="T4">b: </text:span><text:span text:style-name="T4">1</text:span><text:span text:style-name="T4">2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5" draw:text-style-name="P1" draw:layer="layout" svg:width="6.35cm" svg:height="2.54cm" svg:x="19.0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13.335cm">
          <draw:text-box>
            <text:p>k0</text:p>
          </draw:text-box>
        </draw:frame>
        <draw:frame draw:style-name="gr17" draw:text-style-name="P10" draw:layer="layout" svg:width="4.376cm" svg:height="2.621cm" svg:x="19.818cm" svg:y="12.619cm">
          <draw:text-box>
            <text:p><text:span text:style-name="T4">4 <text:s/></text:span><text:span text:style-name="T4"><text:s/></text:span><text:span text:style-name="T4">a: </text:span><text:span text:style-name="T4">7</text:span></text:p>
            <text:p><text:span text:style-name="T4">3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2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0 <text:s/></text:span><text:span text:style-name="T4"><text:s/></text:span><text:span text:style-name="T4">b: </text:span><text:span text:style-name="T4">3</text:span></text:p>
          </draw:text-box>
        </draw:frame>
        <draw:custom-shape draw:style-name="gr15" draw:text-style-name="P1" draw:layer="layout" svg:width="6.35cm" svg:height="2.54cm" svg:x="19.0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10.736cm">
          <draw:text-box>
            <text:p>k1</text:p>
          </draw:text-box>
        </draw:frame>
        <draw:frame draw:style-name="gr17" draw:text-style-name="P10" draw:layer="layout" svg:width="4.376cm" svg:height="2.621cm" svg:x="19.818cm" svg:y="10.02cm">
          <draw:text-box>
            <text:p><text:span text:style-name="T4">9 <text:s/></text:span><text:span text:style-name="T4"><text:s/></text:span><text:span text:style-name="T4">a: </text:span><text:span text:style-name="T4">7</text:span></text:p>
            <text:p><text:span text:style-name="T4">8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7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6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3</text:span></text:p>
            <text:p><text:span text:style-name="T4">5 <text:s/></text:span><text:span text:style-name="T4"><text:s/></text:span><text:span text:style-name="T4">b: </text:span><text:span text:style-name="T4">1</text:span><text:span text:style-name="T4">2</text:span></text:p>
          </draw:text-box>
        </draw:frame>
        <draw:custom-shape draw:style-name="gr20" draw:text-style-name="P1" draw:layer="layout" svg:width="7.62cm" svg:height="1.27cm" svg:x="2.54cm" svg:y="8.4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5" draw:text-style-name="P1" draw:layer="layout" svg:width="6.35cm" svg:height="2.54cm" svg:x="19.0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13.335cm">
          <draw:text-box>
            <text:p>k0</text:p>
          </draw:text-box>
        </draw:frame>
        <draw:frame draw:style-name="gr17" draw:text-style-name="P10" draw:layer="layout" svg:width="4.376cm" svg:height="2.621cm" svg:x="19.818cm" svg:y="12.619cm">
          <draw:text-box>
            <text:p><text:span text:style-name="T4">4 <text:s/></text:span><text:span text:style-name="T4"><text:s/></text:span><text:span text:style-name="T4">a: </text:span><text:span text:style-name="T4">7</text:span></text:p>
            <text:p><text:span text:style-name="T4">3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2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0 <text:s/></text:span><text:span text:style-name="T4"><text:s/></text:span><text:span text:style-name="T4">b: </text:span><text:span text:style-name="T4">3</text:span></text:p>
          </draw:text-box>
        </draw:frame>
        <draw:custom-shape draw:style-name="gr15" draw:text-style-name="P1" draw:layer="layout" svg:width="6.35cm" svg:height="2.54cm" svg:x="19.0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10.736cm">
          <draw:text-box>
            <text:p>k1</text:p>
          </draw:text-box>
        </draw:frame>
        <draw:frame draw:style-name="gr17" draw:text-style-name="P10" draw:layer="layout" svg:width="4.376cm" svg:height="2.621cm" svg:x="19.818cm" svg:y="10.02cm">
          <draw:text-box>
            <text:p><text:span text:style-name="T4">9 <text:s/></text:span><text:span text:style-name="T4"><text:s/></text:span><text:span text:style-name="T4">a: </text:span><text:span text:style-name="T4">7</text:span></text:p>
            <text:p><text:span text:style-name="T4">8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7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6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3</text:span></text:p>
            <text:p><text:span text:style-name="T4">5 <text:s/></text:span><text:span text:style-name="T4"><text:s/></text:span><text:span text:style-name="T4">b: </text:span><text:span text:style-name="T4">1</text:span><text:span text:style-name="T4">2</text:span></text:p>
          </draw:text-box>
        </draw:frame>
        <draw:custom-shape draw:style-name="gr21" draw:text-style-name="P1" draw:layer="layout" svg:width="8.89cm" svg:height="3.81cm" svg:x="1.07cm" svg:y="3.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35cm" svg:height="2.54cm" svg:x="19.05cm" svg:y="7.50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8.137cm">
          <draw:text-box>
            <text:p>k2</text:p>
          </draw:text-box>
        </draw:frame>
        <draw:frame draw:style-name="gr22" draw:text-style-name="P10" draw:layer="layout" svg:width="3.317cm" svg:height="2.621cm" svg:x="19.818cm" svg:y="7.421cm">
          <draw:text-box>
            <text:p><text:span text:style-name="T4">1</text:span><text:span text:style-name="T4">4 <text:s/></text:span><text:span text:style-name="T4"><text:s/></text:span><text:span text:style-name="T4">a: </text:span><text:span text:style-name="T4">7</text:span></text:p>
            <text:p><text:span text:style-name="T4">1</text:span><text:span text:style-name="T4">3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1</text:span><text:span text:style-name="T4">2 <text:s/></text:span><text:span text:style-name="T4"><text:s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 <text:s/></text:span><text:span text:style-name="T4"><text:s/></text:span><text:span text:style-name="T4">g</text:span><text:span text:style-name="T4">o: </text:span><text:span text:style-name="T4">k</text:span><text:span text:style-name="T4">u</text:span><text:span text:style-name="T4">7</text:span></text:p>
            <text:p><text:span text:style-name="T4">1</text:span><text:span text:style-name="T4">0 <text:s/></text:span><text:span text:style-name="T4"><text:s/></text:span><text:span text:style-name="T4">b: </text:span><text:span text:style-name="T4">2</text:span><text:span text:style-name="T4">1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5" draw:text-style-name="P1" draw:layer="layout" svg:width="6.35cm" svg:height="2.54cm" svg:x="19.0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13.335cm">
          <draw:text-box>
            <text:p>k0</text:p>
          </draw:text-box>
        </draw:frame>
        <draw:frame draw:style-name="gr17" draw:text-style-name="P10" draw:layer="layout" svg:width="4.376cm" svg:height="2.621cm" svg:x="19.818cm" svg:y="12.619cm">
          <draw:text-box>
            <text:p><text:span text:style-name="T4">4 <text:s/></text:span><text:span text:style-name="T4"><text:s/></text:span><text:span text:style-name="T4">a: </text:span><text:span text:style-name="T4">7</text:span></text:p>
            <text:p><text:span text:style-name="T4">3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2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0 <text:s/></text:span><text:span text:style-name="T4"><text:s/></text:span><text:span text:style-name="T4">b: </text:span><text:span text:style-name="T4">3</text:span></text:p>
          </draw:text-box>
        </draw:frame>
        <draw:custom-shape draw:style-name="gr15" draw:text-style-name="P1" draw:layer="layout" svg:width="6.35cm" svg:height="2.54cm" svg:x="19.0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10.736cm">
          <draw:text-box>
            <text:p>k1</text:p>
          </draw:text-box>
        </draw:frame>
        <draw:frame draw:style-name="gr17" draw:text-style-name="P10" draw:layer="layout" svg:width="4.376cm" svg:height="2.621cm" svg:x="19.818cm" svg:y="10.02cm">
          <draw:text-box>
            <text:p><text:span text:style-name="T4">9 <text:s/></text:span><text:span text:style-name="T4"><text:s/></text:span><text:span text:style-name="T4">a: </text:span><text:span text:style-name="T4">7</text:span></text:p>
            <text:p><text:span text:style-name="T4">8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7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6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3</text:span></text:p>
            <text:p><text:span text:style-name="T4">5 <text:s/></text:span><text:span text:style-name="T4"><text:s/></text:span><text:span text:style-name="T4">b: </text:span><text:span text:style-name="T4">1</text:span><text:span text:style-name="T4">2</text:span></text:p>
          </draw:text-box>
        </draw:frame>
        <draw:custom-shape draw:style-name="gr23" draw:text-style-name="P1" draw:layer="layout" svg:width="6.35cm" svg:height="3.057cm" svg:x="19.0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8.137cm">
          <draw:text-box>
            <text:p>k2</text:p>
          </draw:text-box>
        </draw:frame>
        <draw:frame draw:style-name="gr24" draw:text-style-name="P10" draw:layer="layout" svg:width="3.317cm" svg:height="3.095cm" svg:x="19.818cm" svg:y="6.985cm">
          <draw:text-box>
            <text:p><text:span text:style-name="T4">1</text:span><text:span text:style-name="T4">5 <text:s/></text:span><text:span text:style-name="T4"><text:s/></text:span><text:span text:style-name="T4">b: </text:span><text:span text:style-name="T4">-</text:span><text:span text:style-name="T4">1</text:span><text:span text:style-name="T4">5</text:span></text:p>
            <text:p><text:span text:style-name="T4">1</text:span><text:span text:style-name="T4">4 <text:s/></text:span><text:span text:style-name="T4"><text:s/></text:span><text:span text:style-name="T4">a: </text:span><text:span text:style-name="T4">7</text:span></text:p>
            <text:p><text:span text:style-name="T4">1</text:span><text:span text:style-name="T4">3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1</text:span><text:span text:style-name="T4">2 <text:s/></text:span><text:span text:style-name="T4"><text:s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 <text:s/></text:span><text:span text:style-name="T4"><text:s/></text:span><text:span text:style-name="T4">g</text:span><text:span text:style-name="T4">o: </text:span><text:span text:style-name="T4">k</text:span><text:span text:style-name="T4">u</text:span><text:span text:style-name="T4">7</text:span></text:p>
            <text:p><text:span text:style-name="T4">1</text:span><text:span text:style-name="T4">0 <text:s/></text:span><text:span text:style-name="T4"><text:s/></text:span><text:span text:style-name="T4">b: </text:span><text:span text:style-name="T4">2</text:span><text:span text:style-name="T4">1</text:span></text:p>
          </draw:text-box>
        </draw:frame>
        <draw:custom-shape draw:style-name="gr25" draw:text-style-name="P1" draw:layer="layout" svg:width="5.08cm" svg:height="1.27cm" svg:x="1.905cm" svg:y="9.5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5" draw:text-style-name="P1" draw:layer="layout" svg:width="6.35cm" svg:height="2.54cm" svg:x="19.0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13.335cm">
          <draw:text-box>
            <text:p>k0</text:p>
          </draw:text-box>
        </draw:frame>
        <draw:frame draw:style-name="gr17" draw:text-style-name="P10" draw:layer="layout" svg:width="4.376cm" svg:height="2.621cm" svg:x="19.818cm" svg:y="12.619cm">
          <draw:text-box>
            <text:p><text:span text:style-name="T4">4 <text:s/></text:span><text:span text:style-name="T4"><text:s/></text:span><text:span text:style-name="T4">a: </text:span><text:span text:style-name="T4">7</text:span></text:p>
            <text:p><text:span text:style-name="T4">3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2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0 <text:s/></text:span><text:span text:style-name="T4"><text:s/></text:span><text:span text:style-name="T4">b: </text:span><text:span text:style-name="T4">3</text:span></text:p>
          </draw:text-box>
        </draw:frame>
        <draw:custom-shape draw:style-name="gr15" draw:text-style-name="P1" draw:layer="layout" svg:width="6.35cm" svg:height="2.54cm" svg:x="19.0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10.736cm">
          <draw:text-box>
            <text:p>k1</text:p>
          </draw:text-box>
        </draw:frame>
        <draw:frame draw:style-name="gr17" draw:text-style-name="P10" draw:layer="layout" svg:width="4.376cm" svg:height="2.621cm" svg:x="19.818cm" svg:y="10.02cm">
          <draw:text-box>
            <text:p><text:span text:style-name="T4">9 <text:s/></text:span><text:span text:style-name="T4"><text:s/></text:span><text:span text:style-name="T4">a: </text:span><text:span text:style-name="T4">7</text:span></text:p>
            <text:p><text:span text:style-name="T4">8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7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6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3</text:span></text:p>
            <text:p><text:span text:style-name="T4">5 <text:s/></text:span><text:span text:style-name="T4"><text:s/></text:span><text:span text:style-name="T4">b: </text:span><text:span text:style-name="T4">1</text:span><text:span text:style-name="T4">2</text:span></text:p>
          </draw:text-box>
        </draw:frame>
        <draw:custom-shape draw:style-name="gr23" draw:text-style-name="P1" draw:layer="layout" svg:width="6.35cm" svg:height="3.057cm" svg:x="19.0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9.05cm" svg:y="8.137cm">
          <draw:text-box>
            <text:p>k2</text:p>
          </draw:text-box>
        </draw:frame>
        <draw:frame draw:style-name="gr24" draw:text-style-name="P10" draw:layer="layout" svg:width="3.317cm" svg:height="3.095cm" svg:x="19.818cm" svg:y="6.985cm">
          <draw:text-box>
            <text:p><text:span text:style-name="T4">1</text:span><text:span text:style-name="T4">5 <text:s/></text:span><text:span text:style-name="T4"><text:s/></text:span><text:span text:style-name="T4">b: </text:span><text:span text:style-name="T4">-</text:span><text:span text:style-name="T4">1</text:span><text:span text:style-name="T4">5</text:span></text:p>
            <text:p><text:span text:style-name="T4">1</text:span><text:span text:style-name="T4">4 <text:s/></text:span><text:span text:style-name="T4"><text:s/></text:span><text:span text:style-name="T4">a: </text:span><text:span text:style-name="T4">7</text:span></text:p>
            <text:p><text:span text:style-name="T4">1</text:span><text:span text:style-name="T4">3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1</text:span><text:span text:style-name="T4">2 <text:s/></text:span><text:span text:style-name="T4"><text:s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 <text:s/></text:span><text:span text:style-name="T4"><text:s/></text:span><text:span text:style-name="T4">g</text:span><text:span text:style-name="T4">o: </text:span><text:span text:style-name="T4">k</text:span><text:span text:style-name="T4">u</text:span><text:span text:style-name="T4">7</text:span></text:p>
            <text:p><text:span text:style-name="T4">1</text:span><text:span text:style-name="T4">0 <text:s/></text:span><text:span text:style-name="T4"><text:s/></text:span><text:span text:style-name="T4">b: </text:span><text:span text:style-name="T4">2</text:span><text:span text:style-name="T4">1</text:span></text:p>
          </draw:text-box>
        </draw:frame>
        <draw:custom-shape draw:style-name="gr26" draw:text-style-name="P1" draw:layer="layout" svg:width="3.175cm" svg:height="0.635cm" svg:x="3.51cm" svg:y="10.66cm">
          <text:p/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14.73cm" svg:height="1.673cm" svg:x="11.918cm" svg:y="4.445cm">
          <draw:text-box>
            <text:p>Como se esta ejecutando go se le crea la clausura</text:p>
            <text:p>Recordando que go11 = ku7= meha(global)</text:p>
          </draw:text-box>
        </draw:frame>
        <presentation:notes draw:style-name="dp2">
          <draw:page-thumbnail draw:style-name="gr12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28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3.335cm">
          <draw:text-box>
            <text:p>k0</text:p>
          </draw:text-box>
        </draw:frame>
        <draw:frame draw:style-name="gr17" draw:text-style-name="P10" draw:layer="layout" svg:width="4.376cm" svg:height="2.621cm" svg:x="19.018cm" svg:y="12.619cm">
          <draw:text-box>
            <text:p><text:span text:style-name="T4">4 <text:s/></text:span><text:span text:style-name="T4"><text:s/></text:span><text:span text:style-name="T4">a: </text:span><text:span text:style-name="T4">7</text:span></text:p>
            <text:p><text:span text:style-name="T4">3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2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0 <text:s/></text:span><text:span text:style-name="T4"><text:s/></text:span><text:span text:style-name="T4">b: </text:span><text:span text:style-name="T4">3</text:span></text:p>
          </draw:text-box>
        </draw:frame>
        <draw:custom-shape draw:style-name="gr28" draw:text-style-name="P1" draw:layer="layout" svg:width="5.245cm" svg:height="2.54cm" svg:x="18.2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0.736cm">
          <draw:text-box>
            <text:p>k1</text:p>
          </draw:text-box>
        </draw:frame>
        <draw:frame draw:style-name="gr17" draw:text-style-name="P10" xml:id="id1" draw:id="id1" draw:layer="layout" svg:width="4.376cm" svg:height="2.621cm" svg:x="19.018cm" svg:y="10.02cm">
          <draw:text-box>
            <text:p><text:span text:style-name="T4">9 <text:s/></text:span><text:span text:style-name="T4"><text:s/></text:span><text:span text:style-name="T4">a: </text:span><text:span text:style-name="T4">7</text:span></text:p>
            <text:p><text:span text:style-name="T4">8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7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6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3</text:span></text:p>
            <text:p><text:span text:style-name="T4">5 <text:s/></text:span><text:span text:style-name="T4"><text:s/></text:span><text:span text:style-name="T4">b: </text:span><text:span text:style-name="T4">1</text:span><text:span text:style-name="T4">2</text:span></text:p>
          </draw:text-box>
        </draw:frame>
        <draw:custom-shape draw:style-name="gr29" draw:text-style-name="P1" draw:layer="layout" svg:width="5.245cm" svg:height="3.057cm" svg:x="18.2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8.137cm">
          <draw:text-box>
            <text:p>k2</text:p>
          </draw:text-box>
        </draw:frame>
        <draw:frame draw:style-name="gr24" draw:text-style-name="P10" draw:layer="layout" svg:width="3.317cm" svg:height="3.095cm" svg:x="19.018cm" svg:y="6.985cm">
          <draw:text-box>
            <text:p><text:span text:style-name="T4">15 <text:s text:c="2"/>b: -15</text:span></text:p>
            <text:p><text:span text:style-name="T4">14 <text:s text:c="2"/>a: 7</text:span></text:p>
            <text:p><text:span text:style-name="T4">13 <text:s text:c="2"/>meha: </text:span><text:span text:style-name="T4">sub</text:span></text:p>
            <text:p><text:span text:style-name="T4">12 <text:s text:c="2"/>ku: </text:span><text:span text:style-name="T4">meha8</text:span></text:p>
            <text:p><text:span text:style-name="T4">11 <text:s text:c="2"/>go: </text:span><text:span text:style-name="T4">ku7</text:span></text:p>
            <text:p><text:span text:style-name="T4">10 <text:s text:c="2"/>b: 21</text:span></text:p>
          </draw:text-box>
        </draw:frame>
        <draw:custom-shape draw:style-name="gr26" draw:text-style-name="P1" draw:layer="layout" svg:width="3.175cm" svg:height="0.635cm" svg:x="3.51cm" svg:y="10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xml:id="id2" draw:id="id2" draw:layer="layout" svg:width="1.905cm" svg:height="1.27cm" svg:x="23.695cm" svg:y="8.555cm">
          <text:p text:style-name="P11"><text:span text:style-name="T5">a: 7</text:span></text:p>
          <text:p text:style-name="P11"><text:span text:style-name="T5">b15: -15 </text:span></text:p>
          <draw:enhanced-geometry svg:viewBox="0 0 21600 21600" draw:type="rectangle" draw:enhanced-path="M 0 0 L 21600 0 21600 21600 0 21600 0 0 Z N"/>
        </draw:custom-shape>
        <draw:frame draw:style-name="gr31" draw:text-style-name="P7" draw:layer="layout" svg:width="12.406cm" svg:height="1.673cm" svg:x="13.335cm" svg:y="3.175cm">
          <draw:text-box>
            <text:p>Como hay alcance estatico, en la clausura</text:p>
            <text:p>Tenemos… a es 7 y b es global </text:p>
          </draw:text-box>
        </draw:frame>
        <draw:connector draw:style-name="gr32" draw:text-style-name="P1" draw:layer="layout" svg:x1="23.394cm" svg:y1="11.33cm" svg:x2="24.647cm" svg:y2="9.825cm" draw:start-shape="id1" draw:start-glue-point="1" draw:end-shape="id2" draw:end-glue-point="2" svg:d="M23394 11330h1253v-1505" svg:viewBox="0 0 1254 1506">
          <text:p/>
        </draw:connector>
        <draw:line draw:style-name="gr33" draw:text-style-name="P6" draw:layer="layout" svg:x1="22.86cm" svg:y1="13.97cm" svg:x2="24.765cm" svg:y2="13.97cm">
          <text:p/>
        </draw:line>
        <draw:line draw:style-name="gr33" draw:text-style-name="P6" draw:layer="layout" svg:x1="24.765cm" svg:y1="9.825cm" svg:x2="24.765cm" svg:y2="13.97cm">
          <text:p/>
        </draw:line>
        <draw:line draw:style-name="gr33" draw:text-style-name="P6" draw:layer="layout" svg:x1="23.16cm" svg:y1="14.405cm" svg:x2="25.4cm" svg:y2="14.605cm">
          <text:p/>
        </draw:line>
        <draw:line draw:style-name="gr33" draw:text-style-name="P6" draw:layer="layout" svg:x1="25.4cm" svg:y1="9.825cm" svg:x2="25.4cm" svg:y2="14.605cm">
          <text:p/>
        </draw:line>
        <draw:line draw:style-name="gr33" draw:text-style-name="P6" draw:layer="layout" svg:x1="21.59cm" svg:y1="9.29cm" svg:x2="23.695cm" svg:y2="9.29cm">
          <text:p/>
        </draw:line>
        <presentation:notes draw:style-name="dp2">
          <draw:page-thumbnail draw:style-name="gr12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</text:span><text:span text:style-name="T2">+ 1, b = </text:span><text:span text:style-name="T2">1;</text:span></text:p>
            <text:p text:style-name="P2"><text:span text:style-name="T2"/></text:p>
            <text:p text:style-name="P2"><text:span text:style-name="T1">sub</text:span><text:span text:style-name="T2"> </text:span><text:span text:style-name="T2">meha(</text:span><text:span text:style-name="T1">int</text:span><text:span text:style-name="T2"> </text:span><text:span text:style-name="T2">c) <text:s/>{</text:span></text:p>
            <text:p text:style-name="P2"><text:span text:style-name="T2"><text:tab/></text:span><text:span text:style-name="T2">b := a + </text:span><text:span text:style-name="T2">c;</text:span></text:p>
            <text:p text:style-name="P2"><text:span text:style-name="T2">}</text:span></text:p>
            <text:p text:style-name="P2"><text:span text:style-name="T1">sub</text:span><text:span text:style-name="T2"> k </text:span><text:span text:style-name="T2">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</text:span><text:span text:style-name="T2">meha(</text:span><text:span text:style-name="T1">int</text:span><text:span text:style-name="T2"> </text:span><text:span text:style-name="T2">c) {</text:span></text:p>
            <text:p text:style-name="P2"><text:span text:style-name="T2"><text:tab/></text:span><text:span text:style-name="T2"><text:tab/></text:span><text:span text:style-name="T2">a := b - </text:span><text:span text:style-name="T2">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</text:span><text:span text:style-name="T2">a = 6 + </text:span><text:span text:style-name="T2">1;</text:span></text:p>
            <text:p text:style-name="P2"><text:span text:style-name="T2"><text:tab/></text:span><text:span text:style-name="T2">if </text:span><text:span text:style-name="T2">(b &lt; 3 * </text:span><text:span text:style-name="T2">(2 + 1)) {</text:span></text:p>
            <text:p text:style-name="P2"><text:span text:style-name="T2"><text:tab/></text:span><text:span text:style-name="T2"><text:tab/></text:span><text:span text:style-name="T2">k(b </text:span><text:span text:style-name="T2">+ 3 * (2 </text:span><text:span text:style-name="T2">+ 1), </text:span><text:span text:style-name="T2">meha, </text:span><text:span text:style-name="T2">go);</text:span></text:p>
            <text:p text:style-name="P2"><text:span text:style-name="T2"><text:tab/></text:span><text:span text:style-name="T2">} </text:span><text:span text:style-name="T2">else if (b </text:span><text:span text:style-name="T2">&lt; 6 * (2 </text:span><text:span text:style-name="T2">+ 1)) {</text:span></text:p>
            <text:p text:style-name="P2"><text:span text:style-name="T2"><text:tab/></text:span><text:span text:style-name="T2"><text:tab/></text:span><text:span text:style-name="T2">k(b </text:span><text:span text:style-name="T2">+ 3 * (2 </text:span><text:span text:style-name="T2">+ 1), ku, </text:span><text:span text:style-name="T2">meha);</text:span></text:p>
            <text:p text:style-name="P2"><text:span text:style-name="T2"><text:tab/></text:span><text:span text:style-name="T2">} </text:span><text:span text:style-name="T2">else {</text:span></text:p>
            <text:p text:style-name="P2"><text:span text:style-name="T2"><text:tab/></text:span><text:span text:style-name="T2"><text:tab/></text:span><text:span text:style-name="T1">int</text:span><text:span text:style-name="T2"> </text:span><text:span text:style-name="T2">b = 6 - b</text:span></text:p>
            <text:p text:style-name="P2"><text:span text:style-name="T2"><text:tab/></text:span><text:span text:style-name="T2"><text:tab/></text:span><text:span text:style-name="T2">go(a + </text:span><text:span text:style-name="T2">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</text:span><text:span text:style-name="T2">b)</text:span></text:p>
            <text:p text:style-name="P2"><text:span text:style-name="T2">}</text:span></text:p>
            <text:p text:style-name="P2"><text:span text:style-name="T2">k(a, </text:span><text:span text:style-name="T2">meha, </text:span><text:span text:style-name="T2">meha);</text:span></text:p>
            <text:p text:style-name="P2"><text:span text:style-name="T2">print(a, </text:span><text:span text:style-name="T2">b)</text:span></text:p>
          </draw:text-box>
        </draw:frame>
        <draw:custom-shape draw:style-name="gr28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3.335cm">
          <draw:text-box>
            <text:p>k0</text:p>
          </draw:text-box>
        </draw:frame>
        <draw:frame draw:style-name="gr17" draw:text-style-name="P10" draw:layer="layout" svg:width="4.376cm" svg:height="2.621cm" svg:x="19.018cm" svg:y="12.619cm">
          <draw:text-box>
            <text:p><text:span text:style-name="T4">4 <text:s text:c="2"/>a: 7</text:span></text:p>
            <text:p><text:span text:style-name="T4">3 <text:s text:c="2"/>meha: </text:span><text:span text:style-name="T4">sub</text:span></text:p>
            <text:p><text:span text:style-name="T4">2 <text:s text:c="2"/>ku: <text:s/></text:span><text:span text:style-name="T4">meha(glob</text:span><text:span text:style-name="T4">al)</text:span></text:p>
            <text:p><text:span text:style-name="T4">1 <text:s text:c="2"/>go: </text:span><text:span text:style-name="T4">meha(glob</text:span><text:span text:style-name="T4">al)</text:span></text:p>
            <text:p><text:span text:style-name="T4">0 <text:s text:c="2"/>b: 3</text:span></text:p>
          </draw:text-box>
        </draw:frame>
        <draw:custom-shape draw:style-name="gr28" draw:text-style-name="P1" draw:layer="layout" svg:width="5.245cm" svg:height="2.54cm" svg:x="18.2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0.736cm">
          <draw:text-box>
            <text:p>k1</text:p>
          </draw:text-box>
        </draw:frame>
        <draw:frame draw:style-name="gr17" draw:text-style-name="P10" xml:id="id3" draw:id="id3" draw:layer="layout" svg:width="4.376cm" svg:height="2.621cm" svg:x="19.018cm" svg:y="10.02cm">
          <draw:text-box>
            <text:p><text:span text:style-name="T4">9 <text:s text:c="2"/>a: 7</text:span></text:p>
            <text:p><text:span text:style-name="T4">8 <text:s text:c="2"/>meha: </text:span><text:span text:style-name="T4">sub</text:span></text:p>
            <text:p><text:span text:style-name="T4">7 <text:s text:c="2"/>ku: <text:s/></text:span><text:span text:style-name="T4">meha(glob</text:span><text:span text:style-name="T4">al)</text:span></text:p>
            <text:p><text:span text:style-name="T4">6 <text:s text:c="2"/>go: </text:span><text:span text:style-name="T4">meha3</text:span></text:p>
            <text:p><text:span text:style-name="T4">5 <text:s text:c="2"/>b: 12</text:span></text:p>
          </draw:text-box>
        </draw:frame>
        <draw:custom-shape draw:style-name="gr29" draw:text-style-name="P1" draw:layer="layout" svg:width="5.245cm" svg:height="3.057cm" svg:x="18.2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8.137cm">
          <draw:text-box>
            <text:p>k2</text:p>
          </draw:text-box>
        </draw:frame>
        <draw:frame draw:style-name="gr24" draw:text-style-name="P10" draw:layer="layout" svg:width="3.317cm" svg:height="3.095cm" svg:x="19.018cm" svg:y="6.985cm">
          <draw:text-box>
            <text:p><text:span text:style-name="T4">15 <text:s text:c="2"/>b: -</text:span><text:span text:style-name="T4">15 <text:s/>-1</text:span></text:p>
            <text:p><text:span text:style-name="T4">14 <text:s text:c="2"/>a: </text:span><text:span text:style-name="T4">7</text:span></text:p>
            <text:p><text:span text:style-name="T4">13 <text:s text:c="2"/></text:span><text:span text:style-name="T4">meha: </text:span><text:span text:style-name="T4">sub</text:span></text:p>
            <text:p><text:span text:style-name="T4">12 <text:s text:c="2"/>ku: </text:span><text:span text:style-name="T4">meha8</text:span></text:p>
            <text:p><text:span text:style-name="T4">11 <text:s text:c="2"/>go: </text:span><text:span text:style-name="T4">ku7</text:span></text:p>
            <text:p><text:span text:style-name="T4">10 <text:s text:c="2"/>b: </text:span><text:span text:style-name="T4">21</text:span></text:p>
          </draw:text-box>
        </draw:frame>
        <draw:custom-shape draw:style-name="gr34" draw:text-style-name="P1" draw:layer="layout" svg:width="5.645cm" svg:height="1.862cm" svg:x="17.85cm" svg:y="5.08cm">
          <text:p/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1.861cm" svg:height="0.962cm" svg:x="17.65cm" svg:y="5.515cm">
          <draw:text-box>
            <text:p>go11</text:p>
          </draw:text-box>
        </draw:frame>
        <draw:frame draw:style-name="gr36" draw:text-style-name="P10" draw:layer="layout" svg:width="5.112cm" svg:height="3.569cm" svg:x="19.018cm" svg:y="3.885cm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17 <text:s text:c="2"/></text:span><text:span text:style-name="T4">b15: 7-</text:span><text:span text:style-name="T4">8 = -1</text:span></text:p>
            <text:p><text:span text:style-name="T4">16 <text:s text:c="2"/>c: </text:span><text:span text:style-name="T4">7-15 = -</text:span><text:span text:style-name="T4">8</text:span></text:p>
          </draw:text-box>
        </draw:frame>
        <draw:custom-shape draw:style-name="gr37" draw:text-style-name="P1" draw:layer="layout" svg:width="5.08cm" svg:height="1.905cm" svg:x="0.735cm" svg:y="1.7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xml:id="id4" draw:id="id4" draw:layer="layout" svg:width="1.905cm" svg:height="1.27cm" svg:x="23.695cm" svg:y="8.555cm">
          <text:p text:style-name="P11"><text:span text:style-name="T5">a: 7</text:span></text:p>
          <text:p text:style-name="P11"><text:span text:style-name="T5">b15: -15 </text:span></text:p>
          <draw:enhanced-geometry svg:viewBox="0 0 21600 21600" draw:type="rectangle" draw:enhanced-path="M 0 0 L 21600 0 21600 21600 0 21600 0 0 Z N"/>
        </draw:custom-shape>
        <draw:connector draw:style-name="gr32" draw:text-style-name="P1" draw:layer="layout" svg:x1="23.394cm" svg:y1="11.33cm" svg:x2="24.647cm" svg:y2="9.825cm" draw:start-shape="id3" draw:start-glue-point="1" draw:end-shape="id4" draw:end-glue-point="2" svg:d="M23394 11330h1253v-1505" svg:viewBox="0 0 1254 1506">
          <text:p/>
        </draw:connector>
        <draw:line draw:style-name="gr33" draw:text-style-name="P6" draw:layer="layout" svg:x1="22.86cm" svg:y1="13.97cm" svg:x2="24.765cm" svg:y2="13.97cm">
          <text:p/>
        </draw:line>
        <draw:line draw:style-name="gr33" draw:text-style-name="P6" draw:layer="layout" svg:x1="24.765cm" svg:y1="9.825cm" svg:x2="24.765cm" svg:y2="13.97cm">
          <text:p/>
        </draw:line>
        <draw:line draw:style-name="gr33" draw:text-style-name="P6" draw:layer="layout" svg:x1="23.16cm" svg:y1="14.405cm" svg:x2="25.4cm" svg:y2="14.605cm">
          <text:p/>
        </draw:line>
        <draw:line draw:style-name="gr33" draw:text-style-name="P6" draw:layer="layout" svg:x1="25.4cm" svg:y1="9.825cm" svg:x2="25.4cm" svg:y2="14.605cm">
          <text:p/>
        </draw:line>
        <draw:line draw:style-name="gr33" draw:text-style-name="P6" draw:layer="layout" svg:x1="21.59cm" svg:y1="9.29cm" svg:x2="23.695cm" svg:y2="9.29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line draw:style-name="gr33" draw:text-style-name="P6" draw:layer="layout" svg:x1="21.255cm" svg:y1="7.085cm" svg:x2="20.62cm" svg:y2="7.554cm">
          <text:p/>
        </draw:line>
        <presentation:notes draw:style-name="dp2">
          <draw:page-thumbnail draw:style-name="gr12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</text:span><text:span text:style-name="T2">2 + 1, </text:span><text:span text:style-name="T2">b = 1;</text:span></text:p>
            <text:p text:style-name="P2"><text:span text:style-name="T2"/></text:p>
            <text:p text:style-name="P2"><text:span text:style-name="T1">sub</text:span><text:span text:style-name="T2"> </text:span><text:span text:style-name="T2">meha(</text:span><text:span text:style-name="T1">int</text:span><text:span text:style-name="T2"> c) <text:s/></text:span><text:span text:style-name="T2">{</text:span></text:p>
            <text:p text:style-name="P2"><text:span text:style-name="T2"><text:tab/></text:span><text:span text:style-name="T2">b := a </text:span><text:span text:style-name="T2">+ c;</text:span></text:p>
            <text:p text:style-name="P2"><text:span text:style-name="T2">}</text:span></text:p>
            <text:p text:style-name="P2"><text:span text:style-name="T1">sub</text:span><text:span text:style-name="T2"> k </text:span><text:span text:style-name="T2">(</text:span><text:span text:style-name="T1">int</text:span><text:span text:style-name="T2"> b, </text:span><text:span text:style-name="T1">sub</text:span><text:span text:style-name="T2"> </text:span><text:span text:style-name="T2">go, </text:span><text:span text:style-name="T1">sub</text:span><text:span text:style-name="T2"> </text:span><text:span text:style-name="T2">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</text:span><text:span text:style-name="T2">meha(</text:span><text:span text:style-name="T1">int</text:span><text:span text:style-name="T2"> c) </text:span><text:span text:style-name="T2">{</text:span></text:p>
            <text:p text:style-name="P2"><text:span text:style-name="T2"><text:tab/></text:span><text:span text:style-name="T2"><text:tab/></text:span><text:span text:style-name="T2">a := b </text:span><text:span text:style-name="T2">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</text:span><text:span text:style-name="T2">6 + 1;</text:span></text:p>
            <text:p text:style-name="P2"><text:span text:style-name="T2"><text:tab/></text:span><text:span text:style-name="T2">if (b &lt; </text:span><text:span text:style-name="T2">3 * (2 </text:span><text:span text:style-name="T2">+ 1)) 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meha, </text:span><text:span text:style-name="T2">go);</text:span></text:p>
            <text:p text:style-name="P2"><text:span text:style-name="T2"><text:tab/></text:span><text:span text:style-name="T2">} </text:span><text:span text:style-name="T2">else if </text:span><text:span text:style-name="T2">(b &lt; 6 </text:span><text:span text:style-name="T2">* (2 + </text:span><text:span text:style-name="T2">1)) 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ku, </text:span><text:span text:style-name="T2">meha)</text:span><text:span text:style-name="T2">;</text:span></text:p>
            <text:p text:style-name="P2"><text:span text:style-name="T2"><text:tab/></text:span><text:span text:style-name="T2">} </text:span><text:span text:style-name="T2">else {</text:span></text:p>
            <text:p text:style-name="P2"><text:span text:style-name="T2"><text:tab/></text:span><text:span text:style-name="T2"><text:tab/></text:span><text:span text:style-name="T1">int</text:span><text:span text:style-name="T2"> b = </text:span><text:span text:style-name="T2">6 - b</text:span></text:p>
            <text:p text:style-name="P2"><text:span text:style-name="T2"><text:tab/></text:span><text:span text:style-name="T2"><text:tab/></text:span><text:span text:style-name="T2">go(a + </text:span><text:span text:style-name="T2">b);</text:span></text:p>
            <text:p text:style-name="P2"><text:span text:style-name="T2"><text:tab/></text:span><text:span text:style-name="T2"><text:tab/></text:span><text:span text:style-name="T2">ku(a - </text:span><text:span text:style-name="T2">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</text:span><text:span text:style-name="T2">, b)</text:span></text:p>
            <text:p text:style-name="P2"><text:span text:style-name="T2">}</text:span></text:p>
            <text:p text:style-name="P2"><text:span text:style-name="T2">k(a, </text:span><text:span text:style-name="T2">meha, </text:span><text:span text:style-name="T2">meha)</text:span><text:span text:style-name="T2">;</text:span></text:p>
            <text:p text:style-name="P2"><text:span text:style-name="T2">print(a</text:span><text:span text:style-name="T2">, b)</text:span></text:p>
          </draw:text-box>
        </draw:frame>
        <draw:custom-shape draw:style-name="gr28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3.335cm">
          <draw:text-box>
            <text:p>k0</text:p>
          </draw:text-box>
        </draw:frame>
        <draw:frame draw:style-name="gr17" draw:text-style-name="P10" draw:layer="layout" svg:width="4.376cm" svg:height="2.621cm" svg:x="19.018cm" svg:y="12.619cm">
          <draw:text-box>
            <text:p><text:span text:style-name="T4">4 <text:s text:c="2"/>a: 7</text:span></text:p>
            <text:p><text:span text:style-name="T4">3 <text:s text:c="2"/></text:span><text:span text:style-name="T4">meha: </text:span><text:span text:style-name="T4">sub</text:span></text:p>
            <text:p><text:span text:style-name="T4">2 <text:s text:c="2"/>ku: <text:s/></text:span><text:span text:style-name="T4">meha(g</text:span><text:span text:style-name="T4">lobal)</text:span></text:p>
            <text:p><text:span text:style-name="T4">1 <text:s text:c="2"/>go: </text:span><text:span text:style-name="T4">meha(g</text:span><text:span text:style-name="T4">lobal)</text:span></text:p>
            <text:p><text:span text:style-name="T4">0 <text:s text:c="2"/>b: 3</text:span></text:p>
          </draw:text-box>
        </draw:frame>
        <draw:custom-shape draw:style-name="gr28" draw:text-style-name="P1" draw:layer="layout" svg:width="5.245cm" svg:height="2.54cm" svg:x="18.2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0.736cm">
          <draw:text-box>
            <text:p>k1</text:p>
          </draw:text-box>
        </draw:frame>
        <draw:frame draw:style-name="gr17" draw:text-style-name="P10" xml:id="id5" draw:id="id5" draw:layer="layout" svg:width="4.376cm" svg:height="2.621cm" svg:x="19.018cm" svg:y="10.02cm">
          <draw:text-box>
            <text:p><text:span text:style-name="T4">9 <text:s text:c="2"/>a: 7</text:span></text:p>
            <text:p><text:span text:style-name="T4">8 <text:s text:c="2"/></text:span><text:span text:style-name="T4">meha: </text:span><text:span text:style-name="T4">sub</text:span></text:p>
            <text:p><text:span text:style-name="T4">7 <text:s text:c="2"/>ku: <text:s/></text:span><text:span text:style-name="T4">meha(g</text:span><text:span text:style-name="T4">lobal)</text:span></text:p>
            <text:p><text:span text:style-name="T4">6 <text:s text:c="2"/>go: </text:span><text:span text:style-name="T4">meha3</text:span></text:p>
            <text:p><text:span text:style-name="T4">5 <text:s text:c="2"/>b: </text:span><text:span text:style-name="T4">12</text:span></text:p>
          </draw:text-box>
        </draw:frame>
        <draw:custom-shape draw:style-name="gr29" draw:text-style-name="P1" draw:layer="layout" svg:width="5.245cm" svg:height="3.057cm" svg:x="18.2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8.137cm">
          <draw:text-box>
            <text:p>k2</text:p>
          </draw:text-box>
        </draw:frame>
        <draw:frame draw:style-name="gr24" draw:text-style-name="P10" draw:layer="layout" svg:width="3.317cm" svg:height="3.095cm" svg:x="19.018cm" svg:y="6.985cm">
          <draw:text-box>
            <text:p><text:span text:style-name="T4">15 <text:s text:c="2"/>b: -</text:span><text:span text:style-name="T4">15 <text:s/>-1</text:span></text:p>
            <text:p><text:span text:style-name="T4">14 <text:s text:c="2"/>a: </text:span><text:span text:style-name="T4">7</text:span></text:p>
            <text:p><text:span text:style-name="T4">13 <text:s text:c="2"/></text:span><text:span text:style-name="T4">meha: </text:span><text:span text:style-name="T4">sub</text:span></text:p>
            <text:p><text:span text:style-name="T4">12 <text:s text:c="2"/>ku: </text:span><text:span text:style-name="T4">meha8</text:span></text:p>
            <text:p><text:span text:style-name="T4">11 <text:s text:c="2"/>go: </text:span><text:span text:style-name="T4">ku7</text:span></text:p>
            <text:p><text:span text:style-name="T4">10 <text:s text:c="2"/>b: </text:span><text:span text:style-name="T4">21</text:span></text:p>
          </draw:text-box>
        </draw:frame>
        <draw:connector draw:style-name="gr32" draw:text-style-name="P1" draw:layer="layout" draw:line-skew="0.602cm" svg:x1="23.394cm" svg:y1="11.33cm" svg:x2="24.432cm" svg:y2="9.825cm" draw:start-shape="id5" draw:start-glue-point="1" svg:d="M23394 11330h1371v-1505h-333" svg:viewBox="0 0 1372 1506">
          <text:p/>
        </draw:connector>
        <draw:line draw:style-name="gr33" draw:text-style-name="P6" draw:layer="layout" svg:x1="22.86cm" svg:y1="13.97cm" svg:x2="24.765cm" svg:y2="13.97cm">
          <text:p/>
        </draw:line>
        <draw:line draw:style-name="gr33" draw:text-style-name="P6" draw:layer="layout" svg:x1="24.765cm" svg:y1="9.825cm" svg:x2="24.765cm" svg:y2="13.97cm">
          <text:p/>
        </draw:line>
        <draw:line draw:style-name="gr33" draw:text-style-name="P6" draw:layer="layout" svg:x1="23.16cm" svg:y1="14.405cm" svg:x2="25.4cm" svg:y2="14.605cm">
          <text:p/>
        </draw:line>
        <draw:line draw:style-name="gr33" draw:text-style-name="P6" draw:layer="layout" svg:x1="25.4cm" svg:y1="9.825cm" svg:x2="25.4cm" svg:y2="14.605cm">
          <text:p/>
        </draw:line>
        <draw:line draw:style-name="gr33" draw:text-style-name="P6" draw:layer="layout" svg:x1="21.59cm" svg:y1="9.29cm" svg:x2="23.695cm" svg:y2="9.29cm">
          <text:p/>
        </draw:line>
        <draw:custom-shape draw:style-name="gr38" draw:text-style-name="P1" draw:layer="layout" svg:width="2.54cm" svg:height="0.635cm" svg:x="3.61cm" svg:y="11.23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8.846cm" svg:height="0.962cm" svg:x="13.335cm" svg:y="3.175cm">
          <draw:text-box>
            <text:p>Hacemos la clausura de ku12</text:p>
          </draw:text-box>
        </draw:frame>
        <draw:custom-shape draw:style-name="gr40" draw:text-style-name="P12" draw:layer="layout" svg:width="1.27cm" svg:height="1.27cm" svg:x="26.035cm" svg:y="7.32cm">
          <text:p text:style-name="P12"><text:span text:style-name="T4">a14: 7</text:span></text:p>
          <text:p text:style-name="P12"><text:span text:style-name="T4">b15: -1</text:span></text:p>
          <draw:enhanced-geometry svg:viewBox="0 0 21600 21600" draw:type="rectangle" draw:enhanced-path="M 0 0 L 21600 0 21600 21600 0 21600 0 0 Z N"/>
        </draw:custom-shape>
        <draw:line draw:style-name="gr33" draw:text-style-name="P13" draw:layer="layout" svg:x1="22.235cm" svg:y1="8.79cm" svg:x2="26.035cm" svg:y2="7.62cm">
          <text:p/>
        </draw:line>
        <draw:line draw:style-name="gr41" draw:text-style-name="P14" draw:layer="layout" svg:x1="22.225cm" svg:y1="10.795cm" svg:x2="26.568cm" svg:y2="10.795cm">
          <text:p/>
        </draw:line>
        <draw:line draw:style-name="gr41" draw:text-style-name="P14" draw:layer="layout" svg:x1="26.568cm" svg:y1="8.59cm" svg:x2="26.568cm" svg:y2="10.795cm">
          <text:p/>
        </draw:line>
        <draw:custom-shape draw:style-name="gr30" draw:text-style-name="P11" draw:layer="layout" svg:width="1.905cm" svg:height="1.27cm" svg:x="23.695cm" svg:y="8.555cm">
          <text:p text:style-name="P11"><text:span text:style-name="T5">a: 7</text:span></text:p>
          <text:p text:style-name="P11"><text:span text:style-name="T5">b15: -15 </text:span></text:p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21.256cm" svg:y1="7.086cm" svg:x2="20.621cm" svg:y2="7.55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presentation:notes draw:style-name="dp2">
          <draw:page-thumbnail draw:style-name="gr12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</text:span><text:span text:style-name="T2">= 2 + </text:span><text:span text:style-name="T2">1, b = </text:span><text:span text:style-name="T2">1;</text:span></text:p>
            <text:p text:style-name="P2"><text:span text:style-name="T2"/></text:p>
            <text:p text:style-name="P2"><text:span text:style-name="T1">sub</text:span><text:span text:style-name="T2"> </text:span><text:span text:style-name="T2">meha(</text:span><text:span text:style-name="T1">int</text:span><text:span text:style-name="T2"> c) <text:s/></text:span><text:span text:style-name="T2">{</text:span></text:p>
            <text:p text:style-name="P2"><text:span text:style-name="T2"><text:tab/></text:span><text:span text:style-name="T2">b := a </text:span><text:span text:style-name="T2">+ c;</text:span></text:p>
            <text:p text:style-name="P2"><text:span text:style-name="T2">}</text:span></text:p>
            <text:p text:style-name="P2"><text:span text:style-name="T1">sub</text:span><text:span text:style-name="T2"> k </text:span><text:span text:style-name="T2">(</text:span><text:span text:style-name="T1">int</text:span><text:span text:style-name="T2"> b, </text:span><text:span text:style-name="T1">sub</text:span><text:span text:style-name="T2"> </text:span><text:span text:style-name="T2">go, </text:span><text:span text:style-name="T1">sub</text:span><text:span text:style-name="T2"> </text:span><text:span text:style-name="T2">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</text:span><text:span text:style-name="T2">meha(</text:span><text:span text:style-name="T1">int</text:span><text:span text:style-name="T2"> c) </text:span><text:span text:style-name="T2">{</text:span></text:p>
            <text:p text:style-name="P2"><text:span text:style-name="T2"><text:tab/></text:span><text:span text:style-name="T2"><text:tab/></text:span><text:span text:style-name="T2">a := b </text:span><text:span text:style-name="T2">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</text:span><text:span text:style-name="T2">= 6 + </text:span><text:span text:style-name="T2">1;</text:span></text:p>
            <text:p text:style-name="P2"><text:span text:style-name="T2"><text:tab/></text:span><text:span text:style-name="T2">if (b &lt; </text:span><text:span text:style-name="T2">3 * (2 </text:span><text:span text:style-name="T2">+ 1)) 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meha, </text:span><text:span text:style-name="T2">go);</text:span></text:p>
            <text:p text:style-name="P2"><text:span text:style-name="T2"><text:tab/></text:span><text:span text:style-name="T2">} </text:span><text:span text:style-name="T2">else if </text:span><text:span text:style-name="T2">(b &lt; 6 </text:span><text:span text:style-name="T2">* (2 + </text:span><text:span text:style-name="T2">1)) 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ku, </text:span><text:span text:style-name="T2">meha)</text:span><text:span text:style-name="T2">;</text:span></text:p>
            <text:p text:style-name="P2"><text:span text:style-name="T2"><text:tab/></text:span><text:span text:style-name="T2">} </text:span><text:span text:style-name="T2">else {</text:span></text:p>
            <text:p text:style-name="P2"><text:span text:style-name="T2"><text:tab/></text:span><text:span text:style-name="T2"><text:tab/></text:span><text:span text:style-name="T1">int</text:span><text:span text:style-name="T2"> b </text:span><text:span text:style-name="T2">= 6 - b</text:span></text:p>
            <text:p text:style-name="P2"><text:span text:style-name="T2"><text:tab/></text:span><text:span text:style-name="T2"><text:tab/></text:span><text:span text:style-name="T2">go(a + </text:span><text:span text:style-name="T2">b);</text:span></text:p>
            <text:p text:style-name="P2"><text:span text:style-name="T2"><text:tab/></text:span><text:span text:style-name="T2"><text:tab/></text:span><text:span text:style-name="T2">ku(a - </text:span><text:span text:style-name="T2">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</text:span><text:span text:style-name="T2">, b)</text:span></text:p>
            <text:p text:style-name="P2"><text:span text:style-name="T2">}</text:span></text:p>
            <text:p text:style-name="P2"><text:span text:style-name="T2">k(a, </text:span><text:span text:style-name="T2">meha, </text:span><text:span text:style-name="T2">meha)</text:span><text:span text:style-name="T2">;</text:span></text:p>
            <text:p text:style-name="P2"><text:span text:style-name="T2">print(a</text:span><text:span text:style-name="T2">, b)</text:span></text:p>
          </draw:text-box>
        </draw:frame>
        <draw:custom-shape draw:style-name="gr37" draw:text-style-name="P1" draw:layer="layout" svg:width="5.08cm" svg:height="1.905cm" svg:x="18.28cm" svg:y="5.08cm">
          <text:p/>
          <draw:enhanced-geometry svg:viewBox="0 0 21600 21600" draw:type="rectangle" draw:enhanced-path="M 0 0 L 21600 0 21600 21600 0 21600 0 0 Z N"/>
        </draw:custom-shape>
        <draw:frame draw:style-name="gr42" draw:text-style-name="P7" draw:layer="layout" svg:width="1.874cm" svg:height="0.962cm" svg:x="18.115cm" svg:y="5.498cm">
          <draw:text-box>
            <text:p>ku12</text:p>
          </draw:text-box>
        </draw:frame>
        <draw:frame draw:style-name="gr43" draw:text-style-name="P15" draw:layer="layout" svg:width="4.011cm" svg:height="1.199cm" svg:x="19.592cm" svg:y="5.412cm">
          <draw:text-box>
            <text:p><text:span text:style-name="T5">17 <text:s text:c="2"/></text:span><text:span text:style-name="T5">a14: -1 </text:span><text:span text:style-name="T5">-8 = -9</text:span></text:p>
            <text:p><text:span text:style-name="T5">16 <text:s text:c="2"/>c: </text:span><text:span text:style-name="T5">7-(-1) = </text:span><text:span text:style-name="T5">8</text:span></text:p>
          </draw:text-box>
        </draw:frame>
        <draw:frame draw:style-name="gr44" draw:text-style-name="P7" draw:layer="layout" svg:width="8.528cm" svg:height="0.962cm" svg:x="13.335cm" svg:y="3.175cm">
          <draw:text-box>
            <text:p>a14 se convierte en -9</text:p>
          </draw:text-box>
        </draw:frame>
        <draw:custom-shape draw:style-name="gr37" draw:text-style-name="P1" draw:layer="layout" svg:width="5.08cm" svg:height="1.905cm" svg:x="1.905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3.335cm">
          <draw:text-box>
            <text:p>k0</text:p>
          </draw:text-box>
        </draw:frame>
        <draw:frame draw:style-name="gr17" draw:text-style-name="P10" draw:layer="layout" svg:width="4.376cm" svg:height="2.621cm" svg:x="19.018cm" svg:y="12.619cm">
          <draw:text-box>
            <text:p><text:span text:style-name="T4">4 <text:s text:c="2"/>a: 7</text:span></text:p>
            <text:p><text:span text:style-name="T4">3 <text:s text:c="2"/></text:span><text:span text:style-name="T4">meha: </text:span><text:span text:style-name="T4">sub</text:span></text:p>
            <text:p><text:span text:style-name="T4">2 <text:s text:c="2"/>ku: <text:s/></text:span><text:span text:style-name="T4">meha(g</text:span><text:span text:style-name="T4">lobal)</text:span></text:p>
            <text:p><text:span text:style-name="T4">1 <text:s text:c="2"/>go: </text:span><text:span text:style-name="T4">meha(g</text:span><text:span text:style-name="T4">lobal)</text:span></text:p>
            <text:p><text:span text:style-name="T4">0 <text:s text:c="2"/>b: 3</text:span></text:p>
          </draw:text-box>
        </draw:frame>
        <draw:custom-shape draw:style-name="gr28" draw:text-style-name="P1" draw:layer="layout" svg:width="5.245cm" svg:height="2.54cm" svg:x="18.2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0.736cm">
          <draw:text-box>
            <text:p>k1</text:p>
          </draw:text-box>
        </draw:frame>
        <draw:frame draw:style-name="gr17" draw:text-style-name="P10" xml:id="id6" draw:id="id6" draw:layer="layout" svg:width="4.376cm" svg:height="2.621cm" svg:x="19.018cm" svg:y="10.02cm">
          <draw:text-box>
            <text:p><text:span text:style-name="T4">9 <text:s text:c="2"/>a: 7</text:span></text:p>
            <text:p><text:span text:style-name="T4">8 <text:s text:c="2"/></text:span><text:span text:style-name="T4">meha: </text:span><text:span text:style-name="T4">sub</text:span></text:p>
            <text:p><text:span text:style-name="T4">7 <text:s text:c="2"/>ku: <text:s/></text:span><text:span text:style-name="T4">meha(g</text:span><text:span text:style-name="T4">lobal)</text:span></text:p>
            <text:p><text:span text:style-name="T4">6 <text:s text:c="2"/>go: </text:span><text:span text:style-name="T4">meha3</text:span></text:p>
            <text:p><text:span text:style-name="T4">5 <text:s text:c="2"/>b: </text:span><text:span text:style-name="T4">12</text:span></text:p>
          </draw:text-box>
        </draw:frame>
        <draw:custom-shape draw:style-name="gr29" draw:text-style-name="P1" draw:layer="layout" svg:width="5.245cm" svg:height="3.057cm" svg:x="18.2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8.137cm">
          <draw:text-box>
            <text:p>k2</text:p>
          </draw:text-box>
        </draw:frame>
        <draw:frame draw:style-name="gr24" draw:text-style-name="P10" draw:layer="layout" svg:width="3.317cm" svg:height="3.095cm" svg:x="19.018cm" svg:y="6.985cm">
          <draw:text-box>
            <text:p><text:span text:style-name="T4">15 <text:s text:c="2"/>b: -15 <text:s/>-1</text:span></text:p>
            <text:p><text:span text:style-name="T4">14 <text:s text:c="2"/>a: 7 <text:s text:c="2"/>-9</text:span></text:p>
            <text:p><text:span text:style-name="T4">13 <text:s text:c="2"/>meha: sub</text:span></text:p>
            <text:p><text:span text:style-name="T4">12 <text:s text:c="2"/>ku: meha8</text:span></text:p>
            <text:p><text:span text:style-name="T4">11 <text:s text:c="2"/>go: ku7</text:span></text:p>
            <text:p><text:span text:style-name="T4">10 <text:s text:c="2"/>b: 21</text:span></text:p>
          </draw:text-box>
        </draw:frame>
        <draw:connector draw:style-name="gr32" draw:text-style-name="P1" draw:layer="layout" draw:line-skew="0.602cm" svg:x1="23.394cm" svg:y1="11.33cm" svg:x2="24.432cm" svg:y2="9.825cm" draw:start-shape="id6" draw:start-glue-point="1" svg:d="M23394 11330h1371v-1505h-333" svg:viewBox="0 0 1372 1506">
          <text:p/>
        </draw:connector>
        <draw:line draw:style-name="gr33" draw:text-style-name="P6" draw:layer="layout" svg:x1="22.86cm" svg:y1="13.97cm" svg:x2="24.765cm" svg:y2="13.97cm">
          <text:p/>
        </draw:line>
        <draw:line draw:style-name="gr33" draw:text-style-name="P6" draw:layer="layout" svg:x1="24.765cm" svg:y1="9.825cm" svg:x2="24.765cm" svg:y2="13.97cm">
          <text:p/>
        </draw:line>
        <draw:line draw:style-name="gr33" draw:text-style-name="P6" draw:layer="layout" svg:x1="23.16cm" svg:y1="14.405cm" svg:x2="25.4cm" svg:y2="14.605cm">
          <text:p/>
        </draw:line>
        <draw:line draw:style-name="gr33" draw:text-style-name="P6" draw:layer="layout" svg:x1="25.4cm" svg:y1="9.825cm" svg:x2="25.4cm" svg:y2="14.605cm">
          <text:p/>
        </draw:line>
        <draw:line draw:style-name="gr33" draw:text-style-name="P6" draw:layer="layout" svg:x1="21.59cm" svg:y1="9.29cm" svg:x2="23.695cm" svg:y2="9.29cm">
          <text:p/>
        </draw:line>
        <draw:custom-shape draw:style-name="gr40" draw:text-style-name="P12" draw:layer="layout" svg:width="1.27cm" svg:height="1.27cm" svg:x="26.035cm" svg:y="7.32cm">
          <text:p text:style-name="P12"><text:span text:style-name="T4">a</text:span><text:span text:style-name="T4">1</text:span><text:span text:style-name="T4">4: </text:span><text:span text:style-name="T4">7</text:span></text:p>
          <text:p text:style-name="P12"><text:span text:style-name="T4">b</text:span><text:span text:style-name="T4">1</text:span><text:span text:style-name="T4">5: </text:span><text:span text:style-name="T4">-</text:span><text:span text:style-name="T4">1</text:span></text:p>
          <draw:enhanced-geometry svg:viewBox="0 0 21600 21600" draw:type="rectangle" draw:enhanced-path="M 0 0 L 21600 0 21600 21600 0 21600 0 0 Z N"/>
        </draw:custom-shape>
        <draw:line draw:style-name="gr33" draw:text-style-name="P13" draw:layer="layout" svg:x1="22.235cm" svg:y1="8.79cm" svg:x2="26.035cm" svg:y2="7.62cm">
          <text:p/>
        </draw:line>
        <draw:line draw:style-name="gr41" draw:text-style-name="P14" draw:layer="layout" svg:x1="22.225cm" svg:y1="10.795cm" svg:x2="26.568cm" svg:y2="10.795cm">
          <text:p/>
        </draw:line>
        <draw:line draw:style-name="gr41" draw:text-style-name="P14" draw:layer="layout" svg:x1="26.568cm" svg:y1="8.59cm" svg:x2="26.568cm" svg:y2="10.795cm">
          <text:p/>
        </draw:line>
        <draw:custom-shape draw:style-name="gr30" draw:text-style-name="P11" draw:layer="layout" svg:width="1.905cm" svg:height="1.27cm" svg:x="23.695cm" svg:y="8.555cm">
          <text:p text:style-name="P11"><text:span text:style-name="T5">a: 7</text:span></text:p>
          <text:p text:style-name="P11"><text:span text:style-name="T5">b15: -</text:span><text:span text:style-name="T5">15 </text:span></text:p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21.256cm" svg:y1="7.086cm" svg:x2="20.621cm" svg:y2="7.55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line draw:style-name="gr33" draw:text-style-name="P6" draw:layer="layout" svg:x1="20.957cm" svg:y1="7.587cm" svg:x2="20.322cm" svg:y2="8.056cm">
          <text:p/>
        </draw:line>
        <presentation:notes draw:style-name="dp2">
          <draw:page-thumbnail draw:style-name="gr12" draw:layer="layout" svg:width="18.624cm" svg:height="10.476cm" svg:x="1.482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custom-shape draw:style-name="gr38" draw:text-style-name="P1" draw:layer="layout" svg:width="2.54cm" svg:height="0.635cm" svg:x="3.61cm" svg:y="11.2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3.335cm">
          <draw:text-box>
            <text:p>k0</text:p>
          </draw:text-box>
        </draw:frame>
        <draw:frame draw:style-name="gr17" draw:text-style-name="P10" draw:layer="layout" svg:width="4.376cm" svg:height="2.621cm" svg:x="19.018cm" svg:y="12.619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28" draw:text-style-name="P1" draw:layer="layout" svg:width="5.245cm" svg:height="2.54cm" svg:x="18.2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0.736cm">
          <draw:text-box>
            <text:p>k1</text:p>
          </draw:text-box>
        </draw:frame>
        <draw:frame draw:style-name="gr17" draw:text-style-name="P10" xml:id="id7" draw:id="id7" draw:layer="layout" svg:width="4.376cm" svg:height="2.621cm" svg:x="19.018cm" svg:y="10.0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draw:custom-shape draw:style-name="gr29" draw:text-style-name="P1" draw:layer="layout" svg:width="5.245cm" svg:height="3.057cm" svg:x="18.2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8.137cm">
          <draw:text-box>
            <text:p>k2</text:p>
          </draw:text-box>
        </draw:frame>
        <draw:frame draw:style-name="gr24" draw:text-style-name="P10" draw:layer="layout" svg:width="3.317cm" svg:height="3.095cm" svg:x="19.018cm" svg:y="6.985cm">
          <draw:text-box>
            <text:p><text:span text:style-name="T4">1</text:span><text:span text:style-name="T4">5 <text:s/></text:span><text:span text:style-name="T4"><text:s/></text:span><text:span text:style-name="T4">b: </text:span><text:span text:style-name="T4">-</text:span><text:span text:style-name="T4">1</text:span><text:span text:style-name="T4">5 <text:s/></text:span><text:span text:style-name="T4">-</text:span><text:span text:style-name="T4">1</text:span></text:p>
            <text:p><text:span text:style-name="T4">1</text:span><text:span text:style-name="T4">4 <text:s/></text:span><text:span text:style-name="T4"><text:s/></text:span><text:span text:style-name="T4">a: </text:span><text:span text:style-name="T4">7 <text:s/></text:span><text:span text:style-name="T4"><text:s/>-</text:span><text:span text:style-name="T4">9</text:span></text:p>
            <text:p><text:span text:style-name="T4">1</text:span><text:span text:style-name="T4">3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1</text:span><text:span text:style-name="T4">2 <text:s/></text:span><text:span text:style-name="T4"><text:s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 <text:s/></text:span><text:span text:style-name="T4"><text:s/></text:span><text:span text:style-name="T4">g</text:span><text:span text:style-name="T4">o: </text:span><text:span text:style-name="T4">k</text:span><text:span text:style-name="T4">u</text:span><text:span text:style-name="T4">7</text:span></text:p>
            <text:p><text:span text:style-name="T4">1</text:span><text:span text:style-name="T4">0 <text:s/></text:span><text:span text:style-name="T4"><text:s/></text:span><text:span text:style-name="T4">b: </text:span><text:span text:style-name="T4">2</text:span><text:span text:style-name="T4">1</text:span></text:p>
          </draw:text-box>
        </draw:frame>
        <draw:connector draw:style-name="gr32" draw:text-style-name="P1" draw:layer="layout" draw:line-skew="0.602cm" svg:x1="23.394cm" svg:y1="11.33cm" svg:x2="24.432cm" svg:y2="9.825cm" draw:start-shape="id7" draw:start-glue-point="1" svg:d="M23394 11330h1371v-1505h-333" svg:viewBox="0 0 1372 1506">
          <text:p/>
        </draw:connector>
        <draw:line draw:style-name="gr33" draw:text-style-name="P6" draw:layer="layout" svg:x1="22.86cm" svg:y1="13.97cm" svg:x2="24.765cm" svg:y2="13.97cm">
          <text:p/>
        </draw:line>
        <draw:line draw:style-name="gr33" draw:text-style-name="P6" draw:layer="layout" svg:x1="24.765cm" svg:y1="9.825cm" svg:x2="24.765cm" svg:y2="13.97cm">
          <text:p/>
        </draw:line>
        <draw:line draw:style-name="gr33" draw:text-style-name="P6" draw:layer="layout" svg:x1="23.16cm" svg:y1="14.405cm" svg:x2="25.4cm" svg:y2="14.605cm">
          <text:p/>
        </draw:line>
        <draw:line draw:style-name="gr33" draw:text-style-name="P6" draw:layer="layout" svg:x1="25.4cm" svg:y1="9.825cm" svg:x2="25.4cm" svg:y2="14.605cm">
          <text:p/>
        </draw:line>
        <draw:line draw:style-name="gr33" draw:text-style-name="P6" draw:layer="layout" svg:x1="21.59cm" svg:y1="9.29cm" svg:x2="23.695cm" svg:y2="9.29cm">
          <text:p/>
        </draw:line>
        <draw:custom-shape draw:style-name="gr40" draw:text-style-name="P12" draw:layer="layout" svg:width="1.27cm" svg:height="1.27cm" svg:x="26.035cm" svg:y="7.32cm">
          <text:p text:style-name="P12"><text:span text:style-name="T4">a14: 7</text:span></text:p>
          <text:p text:style-name="P12"><text:span text:style-name="T4">b15: -1</text:span></text:p>
          <draw:enhanced-geometry svg:viewBox="0 0 21600 21600" draw:type="rectangle" draw:enhanced-path="M 0 0 L 21600 0 21600 21600 0 21600 0 0 Z N"/>
        </draw:custom-shape>
        <draw:line draw:style-name="gr33" draw:text-style-name="P13" draw:layer="layout" svg:x1="22.235cm" svg:y1="8.79cm" svg:x2="26.035cm" svg:y2="7.62cm">
          <text:p/>
        </draw:line>
        <draw:line draw:style-name="gr41" draw:text-style-name="P14" draw:layer="layout" svg:x1="22.225cm" svg:y1="10.795cm" svg:x2="26.568cm" svg:y2="10.795cm">
          <text:p/>
        </draw:line>
        <draw:line draw:style-name="gr41" draw:text-style-name="P14" draw:layer="layout" svg:x1="26.568cm" svg:y1="8.59cm" svg:x2="26.568cm" svg:y2="10.795cm">
          <text:p/>
        </draw:line>
        <draw:custom-shape draw:style-name="gr30" draw:text-style-name="P11" draw:layer="layout" svg:width="1.905cm" svg:height="1.27cm" svg:x="23.695cm" svg:y="8.555cm">
          <text:p text:style-name="P11"><text:span text:style-name="T5">a: 7</text:span></text:p>
          <text:p text:style-name="P11"><text:span text:style-name="T5">b15: -15 </text:span></text:p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21.256cm" svg:y1="7.086cm" svg:x2="20.621cm" svg:y2="7.55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line draw:style-name="gr33" draw:text-style-name="P6" draw:layer="layout" svg:x1="20.957cm" svg:y1="7.587cm" svg:x2="20.322cm" svg:y2="8.056cm">
          <text:p/>
        </draw:line>
        <presentation:notes draw:style-name="dp2">
          <draw:page-thumbnail draw:style-name="gr12" draw:layer="layout" svg:width="18.624cm" svg:height="10.476cm" svg:x="1.482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45" draw:text-style-name="P1" draw:layer="layout" svg:width="2.54cm" svg:height="1.27cm" svg:x="2.54cm" svg:y="12.06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5.08cm" svg:height="3.81cm" svg:x="12.065cm" svg:y="3.81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259cm" svg:height="0.962cm" svg:x="13.335cm" svg:y="2.975cm">
          <draw:text-box>
            <text:p>Salida</text:p>
          </draw:text-box>
        </draw:frame>
        <draw:frame draw:style-name="gr48" draw:text-style-name="P7" draw:layer="layout" svg:width="1.984cm" svg:height="0.962cm" svg:x="12.7cm" svg:y="4.445cm">
          <draw:text-box>
            <text:p>-1 <text:s/>-9</text:p>
          </draw:text-box>
        </draw:frame>
        <draw:custom-shape draw:style-name="gr28" draw:text-style-name="P1" draw:layer="layout" svg:width="5.245cm" svg:height="2.54cm" svg:x="18.2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3.335cm">
          <draw:text-box>
            <text:p>k0</text:p>
          </draw:text-box>
        </draw:frame>
        <draw:frame draw:style-name="gr17" draw:text-style-name="P10" draw:layer="layout" svg:width="4.376cm" svg:height="2.621cm" svg:x="19.018cm" svg:y="12.619cm">
          <draw:text-box>
            <text:p><text:span text:style-name="T4">4 <text:s/></text:span><text:span text:style-name="T4"><text:s/></text:span><text:span text:style-name="T4">a: </text:span><text:span text:style-name="T4">7</text:span></text:p>
            <text:p><text:span text:style-name="T4">3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2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0 <text:s/></text:span><text:span text:style-name="T4"><text:s/></text:span><text:span text:style-name="T4">b: </text:span><text:span text:style-name="T4">3</text:span></text:p>
          </draw:text-box>
        </draw:frame>
        <draw:custom-shape draw:style-name="gr28" draw:text-style-name="P1" draw:layer="layout" svg:width="5.245cm" svg:height="2.54cm" svg:x="18.25cm" svg:y="10.101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0.736cm">
          <draw:text-box>
            <text:p>k1</text:p>
          </draw:text-box>
        </draw:frame>
        <draw:frame draw:style-name="gr17" draw:text-style-name="P10" xml:id="id8" draw:id="id8" draw:layer="layout" svg:width="4.376cm" svg:height="2.621cm" svg:x="19.018cm" svg:y="10.02cm">
          <draw:text-box>
            <text:p><text:span text:style-name="T4">9 <text:s/></text:span><text:span text:style-name="T4"><text:s/></text:span><text:span text:style-name="T4">a: </text:span><text:span text:style-name="T4">7</text:span></text:p>
            <text:p><text:span text:style-name="T4">8 <text:s/></text:span><text:span text:style-name="T4"><text:s/></text:span><text:span text:style-name="T4">m</text:span><text:span text:style-name="T4">e</text:span><text:span text:style-name="T4">h</text:span><text:span text:style-name="T4">a: </text:span><text:span text:style-name="T4">s</text:span><text:span text:style-name="T4">u</text:span><text:span text:style-name="T4">b</text:span></text:p>
            <text:p><text:span text:style-name="T4">7 <text:s/></text:span><text:span text:style-name="T4"><text:s/></text:span><text:span text:style-name="T4">k</text:span><text:span text:style-name="T4">u: </text:span><text:span text:style-name="T4"><text:s/>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6 <text:s/></text:span><text:span text:style-name="T4"><text:s/></text:span><text:span text:style-name="T4">g</text:span><text:span text:style-name="T4">o: </text:span><text:span text:style-name="T4">m</text:span><text:span text:style-name="T4">e</text:span><text:span text:style-name="T4">h</text:span><text:span text:style-name="T4">a</text:span><text:span text:style-name="T4">3</text:span></text:p>
            <text:p><text:span text:style-name="T4">5 <text:s/></text:span><text:span text:style-name="T4"><text:s/></text:span><text:span text:style-name="T4">b: </text:span><text:span text:style-name="T4">1</text:span><text:span text:style-name="T4">2</text:span></text:p>
          </draw:text-box>
        </draw:frame>
        <draw:custom-shape draw:style-name="gr29" draw:text-style-name="P1" draw:layer="layout" svg:width="5.245cm" svg:height="3.057cm" svg:x="18.25cm" svg:y="6.985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8.137cm">
          <draw:text-box>
            <text:p>k2</text:p>
          </draw:text-box>
        </draw:frame>
        <draw:frame draw:style-name="gr24" draw:text-style-name="P10" draw:layer="layout" svg:width="3.317cm" svg:height="3.095cm" svg:x="19.018cm" svg:y="6.985cm">
          <draw:text-box>
            <text:p><text:span text:style-name="T4">15 <text:s text:c="2"/>b: -15 <text:s/></text:span><text:span text:style-name="T4">-1</text:span></text:p>
            <text:p><text:span text:style-name="T4">14 <text:s text:c="2"/>a: 7 <text:s text:c="2"/>-</text:span><text:span text:style-name="T4">9</text:span></text:p>
            <text:p><text:span text:style-name="T4">13 <text:s text:c="2"/>meha: </text:span><text:span text:style-name="T4">sub</text:span></text:p>
            <text:p><text:span text:style-name="T4">12 <text:s text:c="2"/>ku: </text:span><text:span text:style-name="T4">meha8</text:span></text:p>
            <text:p><text:span text:style-name="T4">11 <text:s text:c="2"/>go: </text:span><text:span text:style-name="T4">ku7</text:span></text:p>
            <text:p><text:span text:style-name="T4">10 <text:s text:c="2"/>b: 21</text:span></text:p>
          </draw:text-box>
        </draw:frame>
        <draw:connector draw:style-name="gr32" draw:text-style-name="P1" draw:layer="layout" draw:line-skew="0.602cm" svg:x1="23.394cm" svg:y1="11.33cm" svg:x2="24.432cm" svg:y2="9.825cm" draw:start-shape="id8" draw:start-glue-point="1" svg:d="M23394 11330h1371v-1505h-333" svg:viewBox="0 0 1372 1506">
          <text:p/>
        </draw:connector>
        <draw:line draw:style-name="gr33" draw:text-style-name="P6" draw:layer="layout" svg:x1="22.86cm" svg:y1="13.97cm" svg:x2="24.765cm" svg:y2="13.97cm">
          <text:p/>
        </draw:line>
        <draw:line draw:style-name="gr33" draw:text-style-name="P6" draw:layer="layout" svg:x1="24.765cm" svg:y1="9.825cm" svg:x2="24.765cm" svg:y2="13.97cm">
          <text:p/>
        </draw:line>
        <draw:line draw:style-name="gr33" draw:text-style-name="P6" draw:layer="layout" svg:x1="23.16cm" svg:y1="14.405cm" svg:x2="25.4cm" svg:y2="14.605cm">
          <text:p/>
        </draw:line>
        <draw:line draw:style-name="gr33" draw:text-style-name="P6" draw:layer="layout" svg:x1="25.4cm" svg:y1="9.825cm" svg:x2="25.4cm" svg:y2="14.605cm">
          <text:p/>
        </draw:line>
        <draw:line draw:style-name="gr33" draw:text-style-name="P6" draw:layer="layout" svg:x1="21.59cm" svg:y1="9.29cm" svg:x2="23.695cm" svg:y2="9.29cm">
          <text:p/>
        </draw:line>
        <draw:custom-shape draw:style-name="gr40" draw:text-style-name="P12" draw:layer="layout" svg:width="1.27cm" svg:height="1.27cm" svg:x="26.035cm" svg:y="7.32cm">
          <text:p text:style-name="P12"><text:span text:style-name="T4">a</text:span><text:span text:style-name="T4">1</text:span><text:span text:style-name="T4">4: </text:span><text:span text:style-name="T4">7</text:span></text:p>
          <text:p text:style-name="P12"><text:span text:style-name="T4">b</text:span><text:span text:style-name="T4">1</text:span><text:span text:style-name="T4">5: </text:span><text:span text:style-name="T4">-</text:span><text:span text:style-name="T4">1</text:span></text:p>
          <draw:enhanced-geometry svg:viewBox="0 0 21600 21600" draw:type="rectangle" draw:enhanced-path="M 0 0 L 21600 0 21600 21600 0 21600 0 0 Z N"/>
        </draw:custom-shape>
        <draw:line draw:style-name="gr33" draw:text-style-name="P13" draw:layer="layout" svg:x1="22.235cm" svg:y1="8.79cm" svg:x2="26.035cm" svg:y2="7.62cm">
          <text:p/>
        </draw:line>
        <draw:line draw:style-name="gr41" draw:text-style-name="P14" draw:layer="layout" svg:x1="22.225cm" svg:y1="10.795cm" svg:x2="26.568cm" svg:y2="10.795cm">
          <text:p/>
        </draw:line>
        <draw:line draw:style-name="gr41" draw:text-style-name="P14" draw:layer="layout" svg:x1="26.568cm" svg:y1="8.59cm" svg:x2="26.568cm" svg:y2="10.795cm">
          <text:p/>
        </draw:line>
        <draw:custom-shape draw:style-name="gr30" draw:text-style-name="P11" draw:layer="layout" svg:width="1.905cm" svg:height="1.27cm" svg:x="23.695cm" svg:y="8.555cm">
          <text:p text:style-name="P11"><text:span text:style-name="T5">a: 7</text:span></text:p>
          <text:p text:style-name="P11"><text:span text:style-name="T5">b15: -15 </text:span></text:p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21.256cm" svg:y1="7.086cm" svg:x2="20.621cm" svg:y2="7.55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line draw:style-name="gr33" draw:text-style-name="P6" draw:layer="layout" svg:x1="20.957cm" svg:y1="7.587cm" svg:x2="20.322cm" svg:y2="8.056cm">
          <text:p/>
        </draw:line>
        <presentation:notes draw:style-name="dp2">
          <draw:page-thumbnail draw:style-name="gr12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</text:span><text:span text:style-name="T2">+ 1, b = </text:span><text:span text:style-name="T2">1;</text:span></text:p>
            <text:p text:style-name="P2"><text:span text:style-name="T2"/></text:p>
            <text:p text:style-name="P2"><text:span text:style-name="T1">sub</text:span><text:span text:style-name="T2"> </text:span><text:span text:style-name="T2">meha(</text:span><text:span text:style-name="T1">int</text:span><text:span text:style-name="T2"> </text:span><text:span text:style-name="T2">c) <text:s/>{</text:span></text:p>
            <text:p text:style-name="P2"><text:span text:style-name="T2"><text:tab/></text:span><text:span text:style-name="T2">b := a + </text:span><text:span text:style-name="T2">c;</text:span></text:p>
            <text:p text:style-name="P2"><text:span text:style-name="T2">}</text:span></text:p>
            <text:p text:style-name="P2"><text:span text:style-name="T1">sub</text:span><text:span text:style-name="T2"> k </text:span><text:span text:style-name="T2">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</text:span><text:span text:style-name="T2">meha(</text:span><text:span text:style-name="T1">int</text:span><text:span text:style-name="T2"> </text:span><text:span text:style-name="T2">c) {</text:span></text:p>
            <text:p text:style-name="P2"><text:span text:style-name="T2"><text:tab/></text:span><text:span text:style-name="T2"><text:tab/></text:span><text:span text:style-name="T2">a := b - </text:span><text:span text:style-name="T2">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</text:span><text:span text:style-name="T2">a = 6 + </text:span><text:span text:style-name="T2">1;</text:span></text:p>
            <text:p text:style-name="P2"><text:span text:style-name="T2"><text:tab/></text:span><text:span text:style-name="T2">if </text:span><text:span text:style-name="T2">(b &lt; 3 * </text:span><text:span text:style-name="T2">(2 + 1)) {</text:span></text:p>
            <text:p text:style-name="P2"><text:span text:style-name="T2"><text:tab/></text:span><text:span text:style-name="T2"><text:tab/></text:span><text:span text:style-name="T2">k(b </text:span><text:span text:style-name="T2">+ 3 * (2 </text:span><text:span text:style-name="T2">+ 1), </text:span><text:span text:style-name="T2">meha, </text:span><text:span text:style-name="T2">go);</text:span></text:p>
            <text:p text:style-name="P2"><text:span text:style-name="T2"><text:tab/></text:span><text:span text:style-name="T2">} </text:span><text:span text:style-name="T2">else if (b </text:span><text:span text:style-name="T2">&lt; 6 * (2 </text:span><text:span text:style-name="T2">+ 1)) {</text:span></text:p>
            <text:p text:style-name="P2"><text:span text:style-name="T2"><text:tab/></text:span><text:span text:style-name="T2"><text:tab/></text:span><text:span text:style-name="T2">k(b </text:span><text:span text:style-name="T2">+ 3 * (2 </text:span><text:span text:style-name="T2">+ 1), ku, </text:span><text:span text:style-name="T2">meha);</text:span></text:p>
            <text:p text:style-name="P2"><text:span text:style-name="T2"><text:tab/></text:span><text:span text:style-name="T2">} </text:span><text:span text:style-name="T2">else {</text:span></text:p>
            <text:p text:style-name="P2"><text:span text:style-name="T2"><text:tab/></text:span><text:span text:style-name="T2"><text:tab/></text:span><text:span text:style-name="T1">int</text:span><text:span text:style-name="T2"> </text:span><text:span text:style-name="T2">b = 6 - b</text:span></text:p>
            <text:p text:style-name="P2"><text:span text:style-name="T2"><text:tab/></text:span><text:span text:style-name="T2"><text:tab/></text:span><text:span text:style-name="T2">go(a + </text:span><text:span text:style-name="T2">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</text:span><text:span text:style-name="T2">b)</text:span></text:p>
            <text:p text:style-name="P2"><text:span text:style-name="T2">}</text:span></text:p>
            <text:p text:style-name="P2"><text:span text:style-name="T2">k(a, </text:span><text:span text:style-name="T2">meha, </text:span><text:span text:style-name="T2">meha);</text:span></text:p>
            <text:p text:style-name="P2"><text:span text:style-name="T2">print(a, </text:span><text:span text:style-name="T2">b)</text:span></text:p>
          </draw:text-box>
        </draw:frame>
        <draw:custom-shape draw:style-name="gr20" draw:text-style-name="P1" draw:layer="layout" svg:width="7.62cm" svg:height="1.27cm" svg:x="2.305cm" svg:y="8.35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5.08cm" svg:height="3.81cm" svg:x="12.065cm" svg:y="3.811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259cm" svg:height="0.962cm" svg:x="13.335cm" svg:y="2.976cm">
          <draw:text-box>
            <text:p>Salida</text:p>
          </draw:text-box>
        </draw:frame>
        <draw:frame draw:style-name="gr48" draw:text-style-name="P7" draw:layer="layout" svg:width="1.984cm" svg:height="0.962cm" svg:x="12.7cm" svg:y="4.446cm">
          <draw:text-box>
            <text:p>-1 <text:s/>-9</text:p>
          </draw:text-box>
        </draw:frame>
        <draw:custom-shape draw:style-name="gr28" draw:text-style-name="P1" draw:layer="layout" svg:width="5.245cm" svg:height="2.54cm" svg:x="18.25cm" svg:y="12.701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3.336cm">
          <draw:text-box>
            <text:p>k0</text:p>
          </draw:text-box>
        </draw:frame>
        <draw:frame draw:style-name="gr17" draw:text-style-name="P10" draw:layer="layout" svg:width="4.376cm" svg:height="2.621cm" svg:x="19.018cm" svg:y="12.62cm">
          <draw:text-box>
            <text:p><text:span text:style-name="T4">4 <text:s text:c="2"/>a: 7</text:span></text:p>
            <text:p><text:span text:style-name="T4">3 <text:s text:c="2"/>meha: </text:span><text:span text:style-name="T4">sub</text:span></text:p>
            <text:p><text:span text:style-name="T4">2 <text:s text:c="2"/>ku: <text:s/></text:span><text:span text:style-name="T4">meha(glob</text:span><text:span text:style-name="T4">al)</text:span></text:p>
            <text:p><text:span text:style-name="T4">1 <text:s text:c="2"/>go: </text:span><text:span text:style-name="T4">meha(glob</text:span><text:span text:style-name="T4">al)</text:span></text:p>
            <text:p><text:span text:style-name="T4">0 <text:s text:c="2"/>b: 3</text:span></text:p>
          </draw:text-box>
        </draw:frame>
        <draw:custom-shape draw:style-name="gr28" draw:text-style-name="P1" draw:layer="layout" svg:width="5.245cm" svg:height="2.54cm" svg:x="18.25cm" svg:y="10.10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0.737cm">
          <draw:text-box>
            <text:p>k1</text:p>
          </draw:text-box>
        </draw:frame>
        <draw:frame draw:style-name="gr17" draw:text-style-name="P10" xml:id="id9" draw:id="id9" draw:layer="layout" svg:width="4.376cm" svg:height="2.621cm" svg:x="19.018cm" svg:y="10.021cm">
          <draw:text-box>
            <text:p><text:span text:style-name="T4">9 <text:s text:c="2"/>a: 7</text:span></text:p>
            <text:p><text:span text:style-name="T4">8 <text:s text:c="2"/>meha: </text:span><text:span text:style-name="T4">sub</text:span></text:p>
            <text:p><text:span text:style-name="T4">7 <text:s text:c="2"/>ku: <text:s/></text:span><text:span text:style-name="T4">meha(glob</text:span><text:span text:style-name="T4">al)</text:span></text:p>
            <text:p><text:span text:style-name="T4">6 <text:s text:c="2"/>go: </text:span><text:span text:style-name="T4">meha3</text:span></text:p>
            <text:p><text:span text:style-name="T4">5 <text:s text:c="2"/>b: 12</text:span></text:p>
          </draw:text-box>
        </draw:frame>
        <draw:connector draw:style-name="gr32" draw:text-style-name="P1" draw:layer="layout" draw:line-skew="0.602cm" svg:x1="23.394cm" svg:y1="11.331cm" svg:x2="24.432cm" svg:y2="9.826cm" draw:start-shape="id9" draw:start-glue-point="1" svg:d="M23394 11331h1371v-1505h-333" svg:viewBox="0 0 1372 1506">
          <text:p/>
        </draw:connector>
        <draw:line draw:style-name="gr33" draw:text-style-name="P6" draw:layer="layout" svg:x1="22.86cm" svg:y1="13.971cm" svg:x2="24.765cm" svg:y2="13.971cm">
          <text:p/>
        </draw:line>
        <draw:line draw:style-name="gr33" draw:text-style-name="P6" draw:layer="layout" svg:x1="24.765cm" svg:y1="9.826cm" svg:x2="24.765cm" svg:y2="13.971cm">
          <text:p/>
        </draw:line>
        <draw:line draw:style-name="gr33" draw:text-style-name="P6" draw:layer="layout" svg:x1="23.16cm" svg:y1="14.406cm" svg:x2="25.4cm" svg:y2="14.606cm">
          <text:p/>
        </draw:line>
        <draw:line draw:style-name="gr33" draw:text-style-name="P6" draw:layer="layout" svg:x1="25.4cm" svg:y1="9.826cm" svg:x2="25.4cm" svg:y2="14.606cm">
          <text:p/>
        </draw:line>
        <draw:custom-shape draw:style-name="gr40" draw:text-style-name="P12" draw:layer="layout" svg:width="1.27cm" svg:height="1.27cm" svg:x="26.035cm" svg:y="7.321cm">
          <text:p text:style-name="P12"><text:span text:style-name="T4">a14: 7</text:span></text:p>
          <text:p text:style-name="P12"><text:span text:style-name="T4">b15: -1</text:span></text:p>
          <draw:enhanced-geometry svg:viewBox="0 0 21600 21600" draw:type="rectangle" draw:enhanced-path="M 0 0 L 21600 0 21600 21600 0 21600 0 0 Z N"/>
        </draw:custom-shape>
        <draw:line draw:style-name="gr41" draw:text-style-name="P14" draw:layer="layout" svg:x1="22.225cm" svg:y1="10.796cm" svg:x2="26.568cm" svg:y2="10.796cm">
          <text:p/>
        </draw:line>
        <draw:line draw:style-name="gr41" draw:text-style-name="P14" draw:layer="layout" svg:x1="26.568cm" svg:y1="8.591cm" svg:x2="26.568cm" svg:y2="10.796cm">
          <text:p/>
        </draw:line>
        <draw:custom-shape draw:style-name="gr30" draw:text-style-name="P11" draw:layer="layout" svg:width="1.905cm" svg:height="1.27cm" svg:x="23.695cm" svg:y="8.556cm">
          <text:p text:style-name="P11"><text:span text:style-name="T5">a: </text:span><text:span text:style-name="T5">7</text:span></text:p>
          <text:p text:style-name="P11"><text:span text:style-name="T5">b</text:span><text:span text:style-name="T5">1</text:span><text:span text:style-name="T5">5: </text:span><text:span text:style-name="T5">-</text:span><text:span text:style-name="T5">1</text:span><text:span text:style-name="T5">5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4" draw:layer="layout" svg:width="4.445cm" svg:height="3.61cm" svg:x="10.395cm" svg:y="11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6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1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1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1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1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1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1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6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01cm" svg:x2="15.275cm" svg:y2="12.701cm">
          <text:p/>
        </draw:line>
        <presentation:notes draw:style-name="dp2">
          <draw:page-thumbnail draw:style-name="gr12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</text:span><text:span text:style-name="T2">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</text:span><text:span text:style-name="T2"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</text:span><text:span text:style-name="T2">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</text:span><text:span text:style-name="T2">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</text:span><text:span text:style-name="T2">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</text:span><text:span text:style-name="T2">1;</text:span></text:p>
            <text:p text:style-name="P2"><text:span text:style-name="T2"><text:tab/></text:span><text:span text:style-name="T2">if (b &lt; 3 * (2 </text:span><text:span text:style-name="T2">+ 1)) {</text:span></text:p>
            <text:p text:style-name="P2"><text:span text:style-name="T2"><text:tab/></text:span><text:span text:style-name="T2"><text:tab/></text:span><text:span text:style-name="T2">k(b + </text:span><text:span text:style-name="T2">3 * (2 + 1), meha, </text:span><text:span text:style-name="T2">go);</text:span></text:p>
            <text:p text:style-name="P2"><text:span text:style-name="T2"><text:tab/></text:span><text:span text:style-name="T2">} else if (b </text:span><text:span text:style-name="T2">&lt; 6 * (2 + 1)) {</text:span></text:p>
            <text:p text:style-name="P2"><text:span text:style-name="T2"><text:tab/></text:span><text:span text:style-name="T2"><text:tab/></text:span><text:span text:style-name="T2">k(b + </text:span><text:span text:style-name="T2">3 * (2 + 1), ku, </text:span><text:span text:style-name="T2">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</text:span><text:span text:style-name="T2">= 6 - b</text:span></text:p>
            <text:p text:style-name="P2"><text:span text:style-name="T2"><text:tab/></text:span><text:span text:style-name="T2"><text:tab/></text:span><text:span text:style-name="T2">go(a </text:span><text:span text:style-name="T2">+ b);</text:span></text:p>
            <text:p text:style-name="P2"><text:span text:style-name="T2"><text:tab/></text:span><text:span text:style-name="T2"><text:tab/></text:span><text:span text:style-name="T2">ku(a - </text:span><text:span text:style-name="T2">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</text:span><text:span text:style-name="T2">meha);</text:span></text:p>
            <text:p text:style-name="P2"><text:span text:style-name="T2">print(a, b)</text:span></text:p>
          </draw:text-box>
        </draw:frame>
        <draw:custom-shape draw:style-name="gr20" draw:text-style-name="P1" draw:layer="layout" svg:width="7.62cm" svg:height="1.27cm" svg:x="2.305cm" svg:y="12.15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5.08cm" svg:height="3.81cm" svg:x="12.065cm" svg:y="3.812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259cm" svg:height="0.962cm" svg:x="13.335cm" svg:y="2.977cm">
          <draw:text-box>
            <text:p>Salida</text:p>
          </draw:text-box>
        </draw:frame>
        <draw:frame draw:style-name="gr48" draw:text-style-name="P7" draw:layer="layout" svg:width="2.267cm" svg:height="1.673cm" svg:x="12.7cm" svg:y="4.447cm">
          <draw:text-box>
            <text:p>-1 <text:s/>-9</text:p>
            <text:p>7 <text:s text:c="3"/>12</text:p>
          </draw:text-box>
        </draw:frame>
        <draw:custom-shape draw:style-name="gr28" draw:text-style-name="P1" draw:layer="layout" svg:width="5.245cm" svg:height="2.54cm" svg:x="18.25cm" svg:y="12.70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3.337cm">
          <draw:text-box>
            <text:p>k0</text:p>
          </draw:text-box>
        </draw:frame>
        <draw:frame draw:style-name="gr17" draw:text-style-name="P10" draw:layer="layout" svg:width="4.376cm" svg:height="2.621cm" svg:x="19.018cm" svg:y="12.621cm">
          <draw:text-box>
            <text:p><text:span text:style-name="T4">4 <text:s text:c="2"/>a: 7</text:span></text:p>
            <text:p><text:span text:style-name="T4">3 <text:s text:c="2"/>meha: sub</text:span></text:p>
            <text:p><text:span text:style-name="T4">2 <text:s text:c="2"/>ku: <text:s/>meha(global)</text:span></text:p>
            <text:p><text:span text:style-name="T4">1 <text:s text:c="2"/>go: meha(global)</text:span></text:p>
            <text:p><text:span text:style-name="T4">0 <text:s text:c="2"/>b: 3</text:span></text:p>
          </draw:text-box>
        </draw:frame>
        <draw:custom-shape draw:style-name="gr28" draw:text-style-name="P1" draw:layer="layout" svg:width="5.245cm" svg:height="2.54cm" svg:x="18.25cm" svg:y="10.103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0.738cm">
          <draw:text-box>
            <text:p>k1</text:p>
          </draw:text-box>
        </draw:frame>
        <draw:frame draw:style-name="gr17" draw:text-style-name="P10" xml:id="id10" draw:id="id10" draw:layer="layout" svg:width="4.376cm" svg:height="2.621cm" svg:x="19.018cm" svg:y="10.022cm">
          <draw:text-box>
            <text:p><text:span text:style-name="T4">9 <text:s text:c="2"/>a: 7</text:span></text:p>
            <text:p><text:span text:style-name="T4">8 <text:s text:c="2"/>meha: sub</text:span></text:p>
            <text:p><text:span text:style-name="T4">7 <text:s text:c="2"/>ku: <text:s/>meha(global)</text:span></text:p>
            <text:p><text:span text:style-name="T4">6 <text:s text:c="2"/>go: meha3</text:span></text:p>
            <text:p><text:span text:style-name="T4">5 <text:s text:c="2"/>b: 12</text:span></text:p>
          </draw:text-box>
        </draw:frame>
        <draw:connector draw:style-name="gr32" draw:text-style-name="P1" draw:layer="layout" draw:line-skew="0.602cm" svg:x1="23.394cm" svg:y1="11.332cm" svg:x2="24.432cm" svg:y2="9.827cm" draw:start-shape="id10" draw:start-glue-point="1" svg:d="M23394 11332h1371v-1505h-333" svg:viewBox="0 0 1372 1506">
          <text:p/>
        </draw:connector>
        <draw:line draw:style-name="gr33" draw:text-style-name="P6" draw:layer="layout" svg:x1="22.86cm" svg:y1="13.972cm" svg:x2="24.765cm" svg:y2="13.972cm">
          <text:p/>
        </draw:line>
        <draw:line draw:style-name="gr33" draw:text-style-name="P6" draw:layer="layout" svg:x1="24.765cm" svg:y1="9.827cm" svg:x2="24.765cm" svg:y2="13.972cm">
          <text:p/>
        </draw:line>
        <draw:line draw:style-name="gr33" draw:text-style-name="P6" draw:layer="layout" svg:x1="23.16cm" svg:y1="14.407cm" svg:x2="25.4cm" svg:y2="14.607cm">
          <text:p/>
        </draw:line>
        <draw:line draw:style-name="gr33" draw:text-style-name="P6" draw:layer="layout" svg:x1="25.4cm" svg:y1="9.827cm" svg:x2="25.4cm" svg:y2="14.607cm">
          <text:p/>
        </draw:line>
        <draw:custom-shape draw:style-name="gr40" draw:text-style-name="P12" draw:layer="layout" svg:width="1.27cm" svg:height="1.27cm" svg:x="26.035cm" svg:y="7.322cm">
          <text:p text:style-name="P12"><text:span text:style-name="T4">a14: 7</text:span></text:p>
          <text:p text:style-name="P12"><text:span text:style-name="T4">b15: -</text:span><text:span text:style-name="T4">1</text:span></text:p>
          <draw:enhanced-geometry svg:viewBox="0 0 21600 21600" draw:type="rectangle" draw:enhanced-path="M 0 0 L 21600 0 21600 21600 0 21600 0 0 Z N"/>
        </draw:custom-shape>
        <draw:line draw:style-name="gr41" draw:text-style-name="P14" draw:layer="layout" svg:x1="22.225cm" svg:y1="10.797cm" svg:x2="26.568cm" svg:y2="10.797cm">
          <text:p/>
        </draw:line>
        <draw:line draw:style-name="gr41" draw:text-style-name="P14" draw:layer="layout" svg:x1="26.568cm" svg:y1="8.592cm" svg:x2="26.568cm" svg:y2="10.797cm">
          <text:p/>
        </draw:line>
        <draw:custom-shape draw:style-name="gr30" draw:text-style-name="P11" draw:layer="layout" svg:width="1.905cm" svg:height="1.27cm" svg:x="23.695cm" svg:y="8.557cm">
          <text:p text:style-name="P11"><text:span text:style-name="T5">a: </text:span><text:span text:style-name="T5">7</text:span></text:p>
          <text:p text:style-name="P11"><text:span text:style-name="T5">b</text:span><text:span text:style-name="T5">1</text:span><text:span text:style-name="T5">5: </text:span><text:span text:style-name="T5">-</text:span><text:span text:style-name="T5">1</text:span><text:span text:style-name="T5">5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4" draw:layer="layout" svg:width="4.445cm" svg:height="3.61cm" svg:x="10.395cm" svg:y="11.4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7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2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2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2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2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2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2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2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2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7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02cm" svg:x2="15.275cm" svg:y2="12.702cm">
          <text:p/>
        </draw:line>
        <presentation:notes draw:style-name="dp2">
          <draw:page-thumbnail draw:style-name="gr12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</text:span><text:span text:style-name="T2">= 2 + </text:span><text:span text:style-name="T2">1, b = </text:span><text:span text:style-name="T2">1;</text:span></text:p>
            <text:p text:style-name="P2"><text:span text:style-name="T2"/></text:p>
            <text:p text:style-name="P2"><text:span text:style-name="T1">sub</text:span><text:span text:style-name="T2"> </text:span><text:span text:style-name="T2">meha(</text:span><text:span text:style-name="T1">int</text:span><text:span text:style-name="T2"> c) <text:s/></text:span><text:span text:style-name="T2">{</text:span></text:p>
            <text:p text:style-name="P2"><text:span text:style-name="T2"><text:tab/></text:span><text:span text:style-name="T2">b := a </text:span><text:span text:style-name="T2">+ c;</text:span></text:p>
            <text:p text:style-name="P2"><text:span text:style-name="T2">}</text:span></text:p>
            <text:p text:style-name="P2"><text:span text:style-name="T1">sub</text:span><text:span text:style-name="T2"> k </text:span><text:span text:style-name="T2">(</text:span><text:span text:style-name="T1">int</text:span><text:span text:style-name="T2"> b, </text:span><text:span text:style-name="T1">sub</text:span><text:span text:style-name="T2"> </text:span><text:span text:style-name="T2">go, </text:span><text:span text:style-name="T1">sub</text:span><text:span text:style-name="T2"> </text:span><text:span text:style-name="T2">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</text:span><text:span text:style-name="T2">meha(</text:span><text:span text:style-name="T1">int</text:span><text:span text:style-name="T2"> c) </text:span><text:span text:style-name="T2">{</text:span></text:p>
            <text:p text:style-name="P2"><text:span text:style-name="T2"><text:tab/></text:span><text:span text:style-name="T2"><text:tab/></text:span><text:span text:style-name="T2">a := b </text:span><text:span text:style-name="T2">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</text:span><text:span text:style-name="T2">= 6 + </text:span><text:span text:style-name="T2">1;</text:span></text:p>
            <text:p text:style-name="P2"><text:span text:style-name="T2"><text:tab/></text:span><text:span text:style-name="T2">if (b &lt; </text:span><text:span text:style-name="T2">3 * (2 </text:span><text:span text:style-name="T2">+ 1)) 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meha, </text:span><text:span text:style-name="T2">go);</text:span></text:p>
            <text:p text:style-name="P2"><text:span text:style-name="T2"><text:tab/></text:span><text:span text:style-name="T2">} </text:span><text:span text:style-name="T2">else if </text:span><text:span text:style-name="T2">(b &lt; 6 </text:span><text:span text:style-name="T2">* (2 + </text:span><text:span text:style-name="T2">1)) 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ku, </text:span><text:span text:style-name="T2">meha)</text:span><text:span text:style-name="T2">;</text:span></text:p>
            <text:p text:style-name="P2"><text:span text:style-name="T2"><text:tab/></text:span><text:span text:style-name="T2">} </text:span><text:span text:style-name="T2">else {</text:span></text:p>
            <text:p text:style-name="P2"><text:span text:style-name="T2"><text:tab/></text:span><text:span text:style-name="T2"><text:tab/></text:span><text:span text:style-name="T1">int</text:span><text:span text:style-name="T2"> b </text:span><text:span text:style-name="T2">= 6 - b</text:span></text:p>
            <text:p text:style-name="P2"><text:span text:style-name="T2"><text:tab/></text:span><text:span text:style-name="T2"><text:tab/></text:span><text:span text:style-name="T2">go(a + </text:span><text:span text:style-name="T2">b);</text:span></text:p>
            <text:p text:style-name="P2"><text:span text:style-name="T2"><text:tab/></text:span><text:span text:style-name="T2"><text:tab/></text:span><text:span text:style-name="T2">ku(a - </text:span><text:span text:style-name="T2">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</text:span><text:span text:style-name="T2">, b)</text:span></text:p>
            <text:p text:style-name="P2"><text:span text:style-name="T2">}</text:span></text:p>
            <text:p text:style-name="P2"><text:span text:style-name="T2">k(a, </text:span><text:span text:style-name="T2">meha, </text:span><text:span text:style-name="T2">meha)</text:span><text:span text:style-name="T2">;</text:span></text:p>
            <text:p text:style-name="P2"><text:span text:style-name="T2">print(a</text:span><text:span text:style-name="T2">, b)</text:span></text:p>
          </draw:text-box>
        </draw:frame>
        <draw:custom-shape draw:style-name="gr20" draw:text-style-name="P1" draw:layer="layout" svg:width="7.62cm" svg:height="1.27cm" svg:x="2.305cm" svg:y="7.35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5.08cm" svg:height="3.81cm" svg:x="12.065cm" svg:y="3.813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259cm" svg:height="0.962cm" svg:x="13.335cm" svg:y="2.978cm">
          <draw:text-box>
            <text:p>Salida</text:p>
          </draw:text-box>
        </draw:frame>
        <draw:frame draw:style-name="gr48" draw:text-style-name="P7" draw:layer="layout" svg:width="2.267cm" svg:height="1.673cm" svg:x="12.7cm" svg:y="4.448cm">
          <draw:text-box>
            <text:p>-1 <text:s/>-9</text:p>
            <text:p>7 <text:s text:c="3"/>12</text:p>
          </draw:text-box>
        </draw:frame>
        <draw:custom-shape draw:style-name="gr28" draw:text-style-name="P1" draw:layer="layout" svg:width="5.245cm" svg:height="2.54cm" svg:x="18.25cm" svg:y="12.703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3.338cm">
          <draw:text-box>
            <text:p>k0</text:p>
          </draw:text-box>
        </draw:frame>
        <draw:frame draw:style-name="gr17" draw:text-style-name="P10" draw:layer="layout" svg:width="4.376cm" svg:height="2.621cm" svg:x="19.018cm" svg:y="12.622cm">
          <draw:text-box>
            <text:p><text:span text:style-name="T4">4 <text:s text:c="2"/>a: 7</text:span></text:p>
            <text:p><text:span text:style-name="T4">3 <text:s text:c="2"/></text:span><text:span text:style-name="T4">meha: </text:span><text:span text:style-name="T4">sub</text:span></text:p>
            <text:p><text:span text:style-name="T4">2 <text:s text:c="2"/>ku: <text:s/></text:span><text:span text:style-name="T4">meha(g</text:span><text:span text:style-name="T4">lobal)</text:span></text:p>
            <text:p><text:span text:style-name="T4">1 <text:s text:c="2"/>go: </text:span><text:span text:style-name="T4">meha(g</text:span><text:span text:style-name="T4">lobal)</text:span></text:p>
            <text:p><text:span text:style-name="T4">0 <text:s text:c="2"/>b: 3</text:span></text:p>
          </draw:text-box>
        </draw:frame>
        <draw:line draw:style-name="gr33" draw:text-style-name="P6" draw:layer="layout" svg:x1="22.86cm" svg:y1="13.973cm" svg:x2="24.765cm" svg:y2="13.973cm">
          <text:p/>
        </draw:line>
        <draw:line draw:style-name="gr33" draw:text-style-name="P6" draw:layer="layout" svg:x1="24.765cm" svg:y1="9.828cm" svg:x2="24.765cm" svg:y2="13.973cm">
          <text:p/>
        </draw:line>
        <draw:line draw:style-name="gr33" draw:text-style-name="P6" draw:layer="layout" svg:x1="23.16cm" svg:y1="14.408cm" svg:x2="25.4cm" svg:y2="14.608cm">
          <text:p/>
        </draw:line>
        <draw:line draw:style-name="gr33" draw:text-style-name="P6" draw:layer="layout" svg:x1="25.4cm" svg:y1="9.828cm" svg:x2="25.4cm" svg:y2="14.608cm">
          <text:p/>
        </draw:line>
        <draw:custom-shape draw:style-name="gr30" draw:text-style-name="P11" draw:layer="layout" svg:width="1.905cm" svg:height="1.27cm" svg:x="23.695cm" svg:y="8.558cm">
          <text:p text:style-name="P11"><text:span text:style-name="T5">a: 7</text:span></text:p>
          <text:p text:style-name="P11"><text:span text:style-name="T5">b15: -15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4" draw:layer="layout" svg:width="4.445cm" svg:height="3.61cm" svg:x="10.395cm" svg:y="11.4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8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3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3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3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3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3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3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8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03cm" svg:x2="15.275cm" svg:y2="12.703cm">
          <text:p/>
        </draw:line>
        <presentation:notes draw:style-name="dp2">
          <draw:page-thumbnail draw:style-name="gr12" draw:layer="layout" svg:width="18.624cm" svg:height="10.476cm" svg:x="1.482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</text:span><text:span text:style-name="T2">= 2 + </text:span><text:span text:style-name="T2">1, b = </text:span><text:span text:style-name="T2">1;</text:span></text:p>
            <text:p text:style-name="P2"><text:span text:style-name="T2"/></text:p>
            <text:p text:style-name="P2"><text:span text:style-name="T1">sub</text:span><text:span text:style-name="T2"> </text:span><text:span text:style-name="T2">meha(</text:span><text:span text:style-name="T1">int</text:span><text:span text:style-name="T2"> c) <text:s/></text:span><text:span text:style-name="T2">{</text:span></text:p>
            <text:p text:style-name="P2"><text:span text:style-name="T2"><text:tab/></text:span><text:span text:style-name="T2">b := a </text:span><text:span text:style-name="T2">+ c;</text:span></text:p>
            <text:p text:style-name="P2"><text:span text:style-name="T2">}</text:span></text:p>
            <text:p text:style-name="P2"><text:span text:style-name="T1">sub</text:span><text:span text:style-name="T2"> k </text:span><text:span text:style-name="T2">(</text:span><text:span text:style-name="T1">int</text:span><text:span text:style-name="T2"> b, </text:span><text:span text:style-name="T1">sub</text:span><text:span text:style-name="T2"> </text:span><text:span text:style-name="T2">go, </text:span><text:span text:style-name="T1">sub</text:span><text:span text:style-name="T2"> </text:span><text:span text:style-name="T2">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</text:span><text:span text:style-name="T2">meha(</text:span><text:span text:style-name="T1">int</text:span><text:span text:style-name="T2"> c) </text:span><text:span text:style-name="T2">{</text:span></text:p>
            <text:p text:style-name="P2"><text:span text:style-name="T2"><text:tab/></text:span><text:span text:style-name="T2"><text:tab/></text:span><text:span text:style-name="T2">a := b </text:span><text:span text:style-name="T2">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</text:span><text:span text:style-name="T2">= 6 + </text:span><text:span text:style-name="T2">1;</text:span></text:p>
            <text:p text:style-name="P2"><text:span text:style-name="T2"><text:tab/></text:span><text:span text:style-name="T2">if (b &lt; </text:span><text:span text:style-name="T2">3 * (2 </text:span><text:span text:style-name="T2">+ 1)) 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meha, </text:span><text:span text:style-name="T2">go);</text:span></text:p>
            <text:p text:style-name="P2"><text:span text:style-name="T2"><text:tab/></text:span><text:span text:style-name="T2">} </text:span><text:span text:style-name="T2">else if </text:span><text:span text:style-name="T2">(b &lt; 6 </text:span><text:span text:style-name="T2">* (2 + </text:span><text:span text:style-name="T2">1)) 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ku, </text:span><text:span text:style-name="T2">meha)</text:span><text:span text:style-name="T2">;</text:span></text:p>
            <text:p text:style-name="P2"><text:span text:style-name="T2"><text:tab/></text:span><text:span text:style-name="T2">} </text:span><text:span text:style-name="T2">else {</text:span></text:p>
            <text:p text:style-name="P2"><text:span text:style-name="T2"><text:tab/></text:span><text:span text:style-name="T2"><text:tab/></text:span><text:span text:style-name="T1">int</text:span><text:span text:style-name="T2"> b </text:span><text:span text:style-name="T2">= 6 - b</text:span></text:p>
            <text:p text:style-name="P2"><text:span text:style-name="T2"><text:tab/></text:span><text:span text:style-name="T2"><text:tab/></text:span><text:span text:style-name="T2">go(a + </text:span><text:span text:style-name="T2">b);</text:span></text:p>
            <text:p text:style-name="P2"><text:span text:style-name="T2"><text:tab/></text:span><text:span text:style-name="T2"><text:tab/></text:span><text:span text:style-name="T2">ku(a - </text:span><text:span text:style-name="T2">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</text:span><text:span text:style-name="T2">, b)</text:span></text:p>
            <text:p text:style-name="P2"><text:span text:style-name="T2">}</text:span></text:p>
            <text:p text:style-name="P2"><text:span text:style-name="T2">k(a, </text:span><text:span text:style-name="T2">meha, </text:span><text:span text:style-name="T2">meha)</text:span><text:span text:style-name="T2">;</text:span></text:p>
            <text:p text:style-name="P2"><text:span text:style-name="T2">print(a</text:span><text:span text:style-name="T2">, b)</text:span></text:p>
          </draw:text-box>
        </draw:frame>
        <draw:custom-shape draw:style-name="gr20" draw:text-style-name="P1" draw:layer="layout" svg:width="7.62cm" svg:height="1.27cm" svg:x="2.305cm" svg:y="12.25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5.08cm" svg:height="3.81cm" svg:x="12.065cm" svg:y="3.814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259cm" svg:height="0.962cm" svg:x="13.335cm" svg:y="2.979cm">
          <draw:text-box>
            <text:p>Salida</text:p>
          </draw:text-box>
        </draw:frame>
        <draw:frame draw:style-name="gr48" draw:text-style-name="P7" draw:layer="layout" svg:width="2.267cm" svg:height="2.384cm" svg:x="12.7cm" svg:y="4.449cm">
          <draw:text-box>
            <text:p>-1 <text:s/>-9</text:p>
            <text:p>7 <text:s text:c="3"/>12</text:p>
            <text:p>7 <text:s text:c="3"/>3</text:p>
          </draw:text-box>
        </draw:frame>
        <draw:custom-shape draw:style-name="gr28" draw:text-style-name="P1" draw:layer="layout" svg:width="5.245cm" svg:height="2.54cm" svg:x="18.25cm" svg:y="12.704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171cm" svg:height="0.962cm" svg:x="18.25cm" svg:y="13.339cm">
          <draw:text-box>
            <text:p>k0</text:p>
          </draw:text-box>
        </draw:frame>
        <draw:frame draw:style-name="gr17" draw:text-style-name="P10" draw:layer="layout" svg:width="4.376cm" svg:height="2.621cm" svg:x="19.018cm" svg:y="12.623cm">
          <draw:text-box>
            <text:p><text:span text:style-name="T4">4 <text:s text:c="2"/>a: 7</text:span></text:p>
            <text:p><text:span text:style-name="T4">3 <text:s text:c="2"/></text:span><text:span text:style-name="T4">meha: </text:span><text:span text:style-name="T4">sub</text:span></text:p>
            <text:p><text:span text:style-name="T4">2 <text:s text:c="2"/>ku: <text:s/></text:span><text:span text:style-name="T4">meha(g</text:span><text:span text:style-name="T4">lobal)</text:span></text:p>
            <text:p><text:span text:style-name="T4">1 <text:s text:c="2"/>go: </text:span><text:span text:style-name="T4">meha(g</text:span><text:span text:style-name="T4">lobal)</text:span></text:p>
            <text:p><text:span text:style-name="T4">0 <text:s text:c="2"/>b: 3</text:span></text:p>
          </draw:text-box>
        </draw:frame>
        <draw:line draw:style-name="gr33" draw:text-style-name="P6" draw:layer="layout" svg:x1="22.86cm" svg:y1="13.974cm" svg:x2="24.765cm" svg:y2="13.974cm">
          <text:p/>
        </draw:line>
        <draw:line draw:style-name="gr33" draw:text-style-name="P6" draw:layer="layout" svg:x1="24.765cm" svg:y1="9.829cm" svg:x2="24.765cm" svg:y2="13.974cm">
          <text:p/>
        </draw:line>
        <draw:line draw:style-name="gr33" draw:text-style-name="P6" draw:layer="layout" svg:x1="23.16cm" svg:y1="14.409cm" svg:x2="25.4cm" svg:y2="14.609cm">
          <text:p/>
        </draw:line>
        <draw:line draw:style-name="gr33" draw:text-style-name="P6" draw:layer="layout" svg:x1="25.4cm" svg:y1="9.829cm" svg:x2="25.4cm" svg:y2="14.609cm">
          <text:p/>
        </draw:line>
        <draw:custom-shape draw:style-name="gr30" draw:text-style-name="P11" draw:layer="layout" svg:width="1.905cm" svg:height="1.27cm" svg:x="23.695cm" svg:y="8.559cm">
          <text:p text:style-name="P11"><text:span text:style-name="T5">a: 7</text:span></text:p>
          <text:p text:style-name="P11"><text:span text:style-name="T5">b15: -15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4" draw:layer="layout" svg:width="4.445cm" svg:height="3.61cm" svg:x="10.395cm" svg:y="11.4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9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4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4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4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4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4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4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9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04cm" svg:x2="15.275cm" svg:y2="12.704cm">
          <text:p/>
        </draw:line>
        <presentation:notes draw:style-name="dp2">
          <draw:page-thumbnail draw:style-name="gr12" draw:layer="layout" svg:width="18.624cm" svg:height="10.476cm" svg:x="1.482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</text:span><text:span text:style-name="T2">= 2 + </text:span><text:span text:style-name="T2">1, b = </text:span><text:span text:style-name="T2">1;</text:span></text:p>
            <text:p text:style-name="P2"><text:span text:style-name="T2"/></text:p>
            <text:p text:style-name="P2"><text:span text:style-name="T1">sub</text:span><text:span text:style-name="T2"> </text:span><text:span text:style-name="T2">meha(</text:span><text:span text:style-name="T1">int</text:span><text:span text:style-name="T2"> c) <text:s/></text:span><text:span text:style-name="T2">{</text:span></text:p>
            <text:p text:style-name="P2"><text:span text:style-name="T2"><text:tab/></text:span><text:span text:style-name="T2">b := a </text:span><text:span text:style-name="T2">+ c;</text:span></text:p>
            <text:p text:style-name="P2"><text:span text:style-name="T2">}</text:span></text:p>
            <text:p text:style-name="P2"><text:span text:style-name="T1">sub</text:span><text:span text:style-name="T2"> k </text:span><text:span text:style-name="T2">(</text:span><text:span text:style-name="T1">int</text:span><text:span text:style-name="T2"> b, </text:span><text:span text:style-name="T1">sub</text:span><text:span text:style-name="T2"> </text:span><text:span text:style-name="T2">go, </text:span><text:span text:style-name="T1">sub</text:span><text:span text:style-name="T2"> </text:span><text:span text:style-name="T2">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</text:span><text:span text:style-name="T2">meha(</text:span><text:span text:style-name="T1">int</text:span><text:span text:style-name="T2"> c) </text:span><text:span text:style-name="T2">{</text:span></text:p>
            <text:p text:style-name="P2"><text:span text:style-name="T2"><text:tab/></text:span><text:span text:style-name="T2"><text:tab/></text:span><text:span text:style-name="T2">a := b </text:span><text:span text:style-name="T2">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</text:span><text:span text:style-name="T2">= 6 + </text:span><text:span text:style-name="T2">1;</text:span></text:p>
            <text:p text:style-name="P2"><text:span text:style-name="T2"><text:tab/></text:span><text:span text:style-name="T2">if (b &lt; </text:span><text:span text:style-name="T2">3 * (2 </text:span><text:span text:style-name="T2">+ 1)) 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meha, </text:span><text:span text:style-name="T2">go);</text:span></text:p>
            <text:p text:style-name="P2"><text:span text:style-name="T2"><text:tab/></text:span><text:span text:style-name="T2">} </text:span><text:span text:style-name="T2">else if </text:span><text:span text:style-name="T2">(b &lt; 6 </text:span><text:span text:style-name="T2">* (2 + </text:span><text:span text:style-name="T2">1)) 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ku, </text:span><text:span text:style-name="T2">meha)</text:span><text:span text:style-name="T2">;</text:span></text:p>
            <text:p text:style-name="P2"><text:span text:style-name="T2"><text:tab/></text:span><text:span text:style-name="T2">} </text:span><text:span text:style-name="T2">else {</text:span></text:p>
            <text:p text:style-name="P2"><text:span text:style-name="T2"><text:tab/></text:span><text:span text:style-name="T2"><text:tab/></text:span><text:span text:style-name="T1">int</text:span><text:span text:style-name="T2"> b </text:span><text:span text:style-name="T2">= 6 - b</text:span></text:p>
            <text:p text:style-name="P2"><text:span text:style-name="T2"><text:tab/></text:span><text:span text:style-name="T2"><text:tab/></text:span><text:span text:style-name="T2">go(a + </text:span><text:span text:style-name="T2">b);</text:span></text:p>
            <text:p text:style-name="P2"><text:span text:style-name="T2"><text:tab/></text:span><text:span text:style-name="T2"><text:tab/></text:span><text:span text:style-name="T2">ku(a - </text:span><text:span text:style-name="T2">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</text:span><text:span text:style-name="T2">, b)</text:span></text:p>
            <text:p text:style-name="P2"><text:span text:style-name="T2">}</text:span></text:p>
            <text:p text:style-name="P2"><text:span text:style-name="T2">k(a, </text:span><text:span text:style-name="T2">meha, </text:span><text:span text:style-name="T2">meha)</text:span><text:span text:style-name="T2">;</text:span></text:p>
            <text:p text:style-name="P2"><text:span text:style-name="T2">print(a</text:span><text:span text:style-name="T2">, b)</text:span></text:p>
          </draw:text-box>
        </draw:frame>
        <draw:custom-shape draw:style-name="gr49" draw:text-style-name="P1" draw:layer="layout" svg:width="5.315cm" svg:height="0.89cm" svg:x="1.105cm" svg:y="13.33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5.08cm" svg:height="3.81cm" svg:x="12.065cm" svg:y="3.815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259cm" svg:height="0.962cm" svg:x="13.335cm" svg:y="2.98cm">
          <draw:text-box>
            <text:p>Salida</text:p>
          </draw:text-box>
        </draw:frame>
        <draw:frame draw:style-name="gr48" draw:text-style-name="P7" draw:layer="layout" svg:width="2.267cm" svg:height="2.384cm" svg:x="12.7cm" svg:y="4.45cm">
          <draw:text-box>
            <text:p>-1 <text:s/>-9</text:p>
            <text:p>7 <text:s text:c="3"/>12</text:p>
            <text:p>7 <text:s text:c="3"/>3</text:p>
          </draw:text-box>
        </draw:frame>
        <draw:g>
          <draw:custom-shape draw:style-name="gr2" draw:text-style-name="P4" draw:layer="layout" svg:width="4.445cm" svg:height="3.61cm" svg:x="10.395cm" svg:y="11.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3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5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5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5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5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5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5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5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7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05cm" svg:x2="15.275cm" svg:y2="12.705cm">
          <text:p/>
        </draw:line>
        <presentation:notes draw:style-name="dp2">
          <draw:page-thumbnail draw:style-name="gr12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</text:span><text:span text:style-name="T2">= 2 + </text:span><text:span text:style-name="T2">1, b = </text:span><text:span text:style-name="T2">1;</text:span></text:p>
            <text:p text:style-name="P2"><text:span text:style-name="T2"/></text:p>
            <text:p text:style-name="P2"><text:span text:style-name="T1">sub</text:span><text:span text:style-name="T2"> </text:span><text:span text:style-name="T2">meha(</text:span><text:span text:style-name="T1">int</text:span><text:span text:style-name="T2"> c) <text:s/></text:span><text:span text:style-name="T2">{</text:span></text:p>
            <text:p text:style-name="P2"><text:span text:style-name="T2"><text:tab/></text:span><text:span text:style-name="T2">b := a </text:span><text:span text:style-name="T2">+ c;</text:span></text:p>
            <text:p text:style-name="P2"><text:span text:style-name="T2">}</text:span></text:p>
            <text:p text:style-name="P2"><text:span text:style-name="T1">sub</text:span><text:span text:style-name="T2"> k </text:span><text:span text:style-name="T2">(</text:span><text:span text:style-name="T1">int</text:span><text:span text:style-name="T2"> b, </text:span><text:span text:style-name="T1">sub</text:span><text:span text:style-name="T2"> </text:span><text:span text:style-name="T2">go, </text:span><text:span text:style-name="T1">sub</text:span><text:span text:style-name="T2"> </text:span><text:span text:style-name="T2">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</text:span><text:span text:style-name="T2">meha(</text:span><text:span text:style-name="T1">int</text:span><text:span text:style-name="T2"> c) </text:span><text:span text:style-name="T2">{</text:span></text:p>
            <text:p text:style-name="P2"><text:span text:style-name="T2"><text:tab/></text:span><text:span text:style-name="T2"><text:tab/></text:span><text:span text:style-name="T2">a := b </text:span><text:span text:style-name="T2">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</text:span><text:span text:style-name="T2">= 6 + </text:span><text:span text:style-name="T2">1;</text:span></text:p>
            <text:p text:style-name="P2"><text:span text:style-name="T2"><text:tab/></text:span><text:span text:style-name="T2">if (b &lt; </text:span><text:span text:style-name="T2">3 * (2 </text:span><text:span text:style-name="T2">+ 1)) 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meha, </text:span><text:span text:style-name="T2">go);</text:span></text:p>
            <text:p text:style-name="P2"><text:span text:style-name="T2"><text:tab/></text:span><text:span text:style-name="T2">} </text:span><text:span text:style-name="T2">else if </text:span><text:span text:style-name="T2">(b &lt; 6 </text:span><text:span text:style-name="T2">* (2 + </text:span><text:span text:style-name="T2">1)) 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ku, </text:span><text:span text:style-name="T2">meha)</text:span><text:span text:style-name="T2">;</text:span></text:p>
            <text:p text:style-name="P2"><text:span text:style-name="T2"><text:tab/></text:span><text:span text:style-name="T2">} </text:span><text:span text:style-name="T2">else {</text:span></text:p>
            <text:p text:style-name="P2"><text:span text:style-name="T2"><text:tab/></text:span><text:span text:style-name="T2"><text:tab/></text:span><text:span text:style-name="T1">int</text:span><text:span text:style-name="T2"> b </text:span><text:span text:style-name="T2">= 6 - b</text:span></text:p>
            <text:p text:style-name="P2"><text:span text:style-name="T2"><text:tab/></text:span><text:span text:style-name="T2"><text:tab/></text:span><text:span text:style-name="T2">go(a + </text:span><text:span text:style-name="T2">b);</text:span></text:p>
            <text:p text:style-name="P2"><text:span text:style-name="T2"><text:tab/></text:span><text:span text:style-name="T2"><text:tab/></text:span><text:span text:style-name="T2">ku(a - </text:span><text:span text:style-name="T2">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</text:span><text:span text:style-name="T2">, b)</text:span></text:p>
            <text:p text:style-name="P2"><text:span text:style-name="T2">}</text:span></text:p>
            <text:p text:style-name="P2"><text:span text:style-name="T2">k(a, </text:span><text:span text:style-name="T2">meha, </text:span><text:span text:style-name="T2">meha)</text:span><text:span text:style-name="T2">;</text:span></text:p>
            <text:p text:style-name="P2"><text:span text:style-name="T2">print(a</text:span><text:span text:style-name="T2">, b)</text:span></text:p>
          </draw:text-box>
        </draw:frame>
        <draw:custom-shape draw:style-name="gr49" draw:text-style-name="P1" draw:layer="layout" svg:width="5.315cm" svg:height="0.89cm" svg:x="1.105cm" svg:y="14.03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5.08cm" svg:height="3.81cm" svg:x="12.065cm" svg:y="3.816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259cm" svg:height="0.962cm" svg:x="13.335cm" svg:y="2.981cm">
          <draw:text-box>
            <text:p>Salida</text:p>
          </draw:text-box>
        </draw:frame>
        <draw:frame draw:style-name="gr48" draw:text-style-name="P7" draw:layer="layout" svg:width="2.267cm" svg:height="3.095cm" svg:x="13cm" svg:y="4.151cm">
          <draw:text-box>
            <text:p>-1 <text:s/>-9</text:p>
            <text:p>7 <text:s text:c="3"/>12</text:p>
            <text:p>7 <text:s text:c="3"/>3</text:p>
            <text:p>3 <text:s text:c="3"/>1</text:p>
          </draw:text-box>
        </draw:frame>
        <draw:g>
          <draw:custom-shape draw:style-name="gr2" draw:text-style-name="P4" draw:layer="layout" svg:width="4.445cm" svg:height="3.61cm" svg:x="10.395cm" svg:y="11.4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31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6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6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6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6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6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6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71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06cm" svg:x2="15.275cm" svg:y2="12.706cm">
          <text:p/>
        </draw:line>
        <presentation:notes draw:style-name="dp2">
          <draw:page-thumbnail draw:style-name="gr12" draw:layer="layout" svg:width="18.624cm" svg:height="10.476cm" svg:x="1.482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</text:span><text:span text:style-name="T2">= 2 + </text:span><text:span text:style-name="T2">1, b = </text:span><text:span text:style-name="T2">1;</text:span></text:p>
            <text:p text:style-name="P2"><text:span text:style-name="T2"/></text:p>
            <text:p text:style-name="P2"><text:span text:style-name="T1">sub</text:span><text:span text:style-name="T2"> </text:span><text:span text:style-name="T2">meha</text:span><text:span text:style-name="T2">(</text:span><text:span text:style-name="T1">int</text:span><text:span text:style-name="T2"> </text:span><text:span text:style-name="T2">c) <text:s/>{</text:span></text:p>
            <text:p text:style-name="P2"><text:span text:style-name="T2"><text:tab/></text:span><text:span text:style-name="T2">b := a </text:span><text:span text:style-name="T2">+ c;</text:span></text:p>
            <text:p text:style-name="P2"><text:span text:style-name="T2">}</text:span></text:p>
            <text:p text:style-name="P2"><text:span text:style-name="T1">sub</text:span><text:span text:style-name="T2"> k </text:span><text:span text:style-name="T2">(</text:span><text:span text:style-name="T1">int</text:span><text:span text:style-name="T2"> </text:span><text:span text:style-name="T2">b, </text:span><text:span text:style-name="T1">sub</text:span><text:span text:style-name="T2"> </text:span><text:span text:style-name="T2">go, </text:span><text:span text:style-name="T1">sub</text:span><text:span text:style-name="T2"> </text:span><text:span text:style-name="T2">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</text:span><text:span text:style-name="T2">meha</text:span><text:span text:style-name="T2">(</text:span><text:span text:style-name="T1">int</text:span><text:span text:style-name="T2"> </text:span><text:span text:style-name="T2">c) {</text:span></text:p>
            <text:p text:style-name="P2"><text:span text:style-name="T2"><text:tab/></text:span><text:span text:style-name="T2"><text:tab/></text:span><text:span text:style-name="T2">a := b </text:span><text:span text:style-name="T2">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</text:span><text:span text:style-name="T2">= 6 + </text:span><text:span text:style-name="T2">1;</text:span></text:p>
            <text:p text:style-name="P2"><text:span text:style-name="T2"><text:tab/></text:span><text:span text:style-name="T2">if (b &lt; </text:span><text:span text:style-name="T2">3 * (2 </text:span><text:span text:style-name="T2">+ 1)) </text:span><text:span text:style-name="T2">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meha</text:span><text:span text:style-name="T2">, go);</text:span></text:p>
            <text:p text:style-name="P2"><text:span text:style-name="T2"><text:tab/></text:span><text:span text:style-name="T2">} else </text:span><text:span text:style-name="T2">if (b &lt; </text:span><text:span text:style-name="T2">6 * (2 </text:span><text:span text:style-name="T2">+ 1)) </text:span><text:span text:style-name="T2">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ku, </text:span><text:span text:style-name="T2">meha</text:span><text:span text:style-name="T2">);</text:span></text:p>
            <text:p text:style-name="P2"><text:span text:style-name="T2"><text:tab/></text:span><text:span text:style-name="T2">} else </text:span><text:span text:style-name="T2">{</text:span></text:p>
            <text:p text:style-name="P2"><text:span text:style-name="T2"><text:tab/></text:span><text:span text:style-name="T2"><text:tab/></text:span><text:span text:style-name="T1">int</text:span><text:span text:style-name="T2"> b </text:span><text:span text:style-name="T2">= 6 - </text:span><text:span text:style-name="T2">b</text:span></text:p>
            <text:p text:style-name="P2"><text:span text:style-name="T2"><text:tab/></text:span><text:span text:style-name="T2"><text:tab/></text:span><text:span text:style-name="T2">go(a </text:span><text:span text:style-name="T2">+ b);</text:span></text:p>
            <text:p text:style-name="P2"><text:span text:style-name="T2"><text:tab/></text:span><text:span text:style-name="T2"><text:tab/></text:span><text:span text:style-name="T2">ku(a - </text:span><text:span text:style-name="T2">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</text:span><text:span text:style-name="T2">a, b)</text:span></text:p>
            <text:p text:style-name="P2"><text:span text:style-name="T2">}</text:span></text:p>
            <text:p text:style-name="P2"><text:span text:style-name="T2">k(a, </text:span><text:span text:style-name="T2">meha</text:span><text:span text:style-name="T2">, </text:span><text:span text:style-name="T2">meha</text:span><text:span text:style-name="T2">);</text:span></text:p>
            <text:p text:style-name="P2"><text:span text:style-name="T2">print(</text:span><text:span text:style-name="T2">a, b)</text:span></text:p>
          </draw:text-box>
        </draw:frame>
        <draw:custom-shape draw:style-name="gr46" draw:text-style-name="P1" draw:layer="layout" svg:width="5.08cm" svg:height="3.81cm" svg:x="12.065cm" svg:y="3.817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259cm" svg:height="0.962cm" svg:x="13.335cm" svg:y="2.982cm">
          <draw:text-box>
            <text:p>Salida</text:p>
          </draw:text-box>
        </draw:frame>
        <draw:frame draw:style-name="gr48" draw:text-style-name="P7" draw:layer="layout" svg:width="2.267cm" svg:height="3.095cm" svg:x="13cm" svg:y="4.152cm">
          <draw:text-box>
            <text:p>-1 <text:s/>-9</text:p>
            <text:p>7 <text:s text:c="3"/>12</text:p>
            <text:p>7 <text:s text:c="3"/>3</text:p>
            <text:p>3 <text:s text:c="3"/>1</text:p>
          </draw:text-box>
        </draw:frame>
        <draw:frame draw:style-name="gr50" draw:text-style-name="P7" draw:layer="layout" svg:width="6.2cm" svg:height="0.962cm" svg:x="15.875cm" svg:y="9.833cm">
          <draw:text-box>
            <text:p>Finaliza la ejecucion</text:p>
          </draw:text-box>
        </draw:frame>
        <presentation:notes draw:style-name="dp2">
          <draw:page-thumbnail draw:style-name="gr12" draw:layer="layout" svg:width="18.624cm" svg:height="10.476cm" svg:x="1.482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d4ea6b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2T09:47:33.432711935</meta:creation-date>
    <dc:date>2022-06-12T20:45:52.264150701</dc:date>
    <meta:editing-duration>PT2H50M20S</meta:editing-duration>
    <meta:editing-cycles>63</meta:editing-cycles>
    <meta:generator>LibreOffice/7.0.4.2$Linux_X86_64 LibreOffice_project/00$Build-2</meta:generator>
    <meta:document-statistic meta:object-count="650"/>
  </office:meta>
</office:document-meta>
</file>